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262626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ext-properties fo:font-size="16pt" style:font-size-asian="16pt" style:font-size-complex="16pt"/>
    </style:style>
    <style:style style:name="ce7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8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10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1" style:family="table-cell" style:parent-style-name="Default" style:data-style-name="N112">
      <style:text-properties fo:font-size="16pt" style:font-size-asian="16pt" style:font-size-complex="16pt"/>
    </style:style>
    <style:style style:name="ce12" style:family="table-cell" style:parent-style-name="Default" style:data-style-name="N101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3" style:family="table-cell" style:parent-style-name="Default" style:data-style-name="N112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4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 style:data-style-name="N103">
      <style:text-properties fo:color="#6666ff" fo:font-size="16pt" style:font-size-asian="16pt" style:font-size-complex="16pt"/>
    </style:style>
    <style:style style:name="ce17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18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19" style:family="table-cell" style:parent-style-name="Default" style:data-style-name="N103">
      <style:text-properties fo:font-size="16pt" style:font-size-asian="16pt" style:font-size-complex="16pt"/>
    </style:style>
    <style:style style:name="ce20" style:family="table-cell" style:parent-style-name="Default" style:data-style-name="N103">
      <style:text-properties fo:color="#cc66ff" fo:font-size="16pt" style:font-size-asian="16pt" style:font-size-complex="16pt"/>
    </style:style>
    <style:style style:name="ce21" style:family="table-cell" style:parent-style-name="Default" style:data-style-name="N109">
      <style:text-properties fo:font-size="16pt" style:font-size-asian="16pt" style:font-size-complex="16pt"/>
    </style:style>
    <style:style style:name="ce22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3" style:family="table-cell" style:parent-style-name="Default" style:data-style-name="N120">
      <style:text-properties fo:font-size="16pt" style:font-size-asian="16pt" style:font-size-complex="16pt"/>
    </style:style>
    <style:style style:name="ce24" style:family="table-cell" style:parent-style-name="Default" style:data-style-name="N119">
      <style:text-properties fo:font-size="16pt" style:font-size-asian="16pt" style:font-size-complex="16pt"/>
    </style:style>
    <style:style style:name="ce25" style:family="table-cell" style:parent-style-name="Default" style:data-style-name="N124">
      <style:text-properties fo:font-size="16pt" style:font-size-asian="16pt" style:font-size-complex="16pt"/>
    </style:style>
    <style:style style:name="ce26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27" style:family="table-cell" style:parent-style-name="Default" style:data-style-name="N123">
      <style:text-properties fo:font-size="16pt" style:font-size-asian="16pt" style:font-size-complex="16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29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0" style:family="table-cell" style:parent-style-name="Default" style:data-style-name="N103">
      <style:table-cell-properties fo:background-color="#ffff99"/>
      <style:text-properties fo:color="#6666ff" fo:font-size="16pt" style:font-size-asian="16pt" style:font-size-complex="16pt"/>
    </style:style>
    <style:style style:name="ce31" style:family="table-cell" style:parent-style-name="Default" style:data-style-name="N10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32" style:family="table-cell" style:parent-style-name="Default" style:data-style-name="N103">
      <style:text-properties fo:font-size="16pt" fo:font-weight="normal" style:font-size-asian="16pt" style:font-weight-asian="normal" style:font-size-complex="16pt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4" style:family="table-cell" style:parent-style-name="Default" style:data-style-name="N10">
      <style:text-properties fo:font-size="16pt" style:font-size-asian="16pt" style:font-size-complex="16pt"/>
    </style:style>
    <style:style style:name="ce35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6" style:family="table-cell" style:parent-style-name="Default" style:data-style-name="N113">
      <style:text-properties fo:color="#eeeeee" fo:font-size="16pt" style:font-size-asian="16pt" style:font-size-complex="16pt"/>
    </style:style>
  </office:automatic-styles>
  <office:body>
    <office:spreadsheet>
      <table:table table:name="5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815.112718">
            <text:p>￥93,8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6854">
            <text:p>156,85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56854">
            <text:p>￥156,85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6854">
            <text:p>156854</text:p>
          </table:table-cell>
          <table:table-cell table:style-name="ce23"/>
          <table:table-cell table:style-name="ce26" table:formula="of:=SUM([.I3:.I6])" office:value-type="currency" office:currency="JPY" office:value="4690.7556359">
            <text:p>￥4,691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2559">
            <text:p>0.01952559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2000">
            <text:p>￥922,000</text:p>
          </table:table-cell>
          <table:table-cell table:style-name="ce17" table:formula="of:=[.D3]*[.G3]" office:value-type="currency" office:currency="JPY" office:value="24179.99398">
            <text:p>￥24,18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2559">
            <text:p>0.02622559</text:p>
          </table:table-cell>
          <table:table-cell table:style-name="ce24" table:formula="of:=[.G3]*[.H$1]" office:value-type="float" office:value="0.0013112795">
            <text:p>0.0013</text:p>
          </table:table-cell>
          <table:table-cell table:style-name="ce27" table:formula="of:=[.H3]*[.D3]" office:value-type="currency" office:currency="JPY" office:value="1208.999699">
            <text:p>￥1,209.0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56.5623">
            <text:p>456.562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.6">
            <text:p>￥34.600</text:p>
          </table:table-cell>
          <table:table-cell table:style-name="ce17" table:formula="of:=[.D4]*([.B4]+[.C4])" office:value-type="currency" office:currency="JPY" office:value="22121.93558">
            <text:p>￥22,1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9.3623">
            <text:p>639.3623</text:p>
          </table:table-cell>
          <table:table-cell table:style-name="ce25" table:formula="of:=[.G4]*[.H$1]" office:value-type="float" office:value="31.968115">
            <text:p>32.0</text:p>
          </table:table-cell>
          <table:table-cell table:style-name="ce27" table:formula="of:=[.H4]*[.D4]" office:value-type="currency" office:currency="JPY" office:value="1106.096779">
            <text:p>￥1,106.1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645">
            <text:p>40.564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1.5">
            <text:p>￥411.500</text:p>
          </table:table-cell>
          <table:table-cell table:style-name="ce17" table:formula="of:=[.D5]*[.G5]" office:value-type="currency" office:currency="JPY" office:value="20807.29175">
            <text:p>￥20,80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5645">
            <text:p>50.5645</text:p>
          </table:table-cell>
          <table:table-cell table:style-name="ce23" table:formula="of:=[.G5]*[.H$1]" office:value-type="float" office:value="2.528225">
            <text:p>3</text:p>
          </table:table-cell>
          <table:table-cell table:style-name="ce27" table:formula="of:=[.H5]*[.D5]" office:value-type="currency" office:currency="JPY" office:value="1040.3645875">
            <text:p>￥1,040.4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5773637">
            <text:p>0.2577363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400">
            <text:p>￥78,400</text:p>
          </table:table-cell>
          <table:table-cell table:style-name="ce17" table:formula="of:=[.D6]*[.G6]" office:value-type="currency" office:currency="JPY" office:value="26705.891408">
            <text:p>￥26,70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063637">
            <text:p>0.34063637</text:p>
          </table:table-cell>
          <table:table-cell table:style-name="ce24" table:formula="of:=[.G6]*[.H$1]" office:value-type="float" office:value="0.0170318185">
            <text:p>0.0170</text:p>
          </table:table-cell>
          <table:table-cell table:style-name="ce27" table:formula="of:=[.H6]*[.D6]" office:value-type="currency" office:currency="JPY" office:value="1335.2945704">
            <text:p>￥1,335.3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453.7781795">
            <text:p>￥23,454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5057.15172295">
            <text:p>￥105,05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1771">
            <text:p>151,77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51771">
            <text:p>￥151,77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1771">
            <text:p>151771</text:p>
          </table:table-cell>
          <table:table-cell table:style-name="ce23"/>
          <table:table-cell table:style-name="ce26" table:formula="of:=SUM([.I3:.I6])" office:value-type="currency" office:currency="JPY" office:value="5252.8575861475">
            <text:p>￥5,253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88515">
            <text:p>0.0218851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03375">
            <text:p>￥903,375</text:p>
          </table:table-cell>
          <table:table-cell table:style-name="ce17" table:formula="of:=[.D3]*[.G3]" office:value-type="currency" office:currency="JPY" office:value="25823.10988125">
            <text:p>￥25,82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58515">
            <text:p>0.02858515</text:p>
          </table:table-cell>
          <table:table-cell table:style-name="ce24" table:formula="of:=[.G3]*[.H$1]" office:value-type="float" office:value="0.0014292575">
            <text:p>0.0014</text:p>
          </table:table-cell>
          <table:table-cell table:style-name="ce27" table:formula="of:=[.H3]*[.D3]" office:value-type="currency" office:currency="JPY" office:value="1291.1554940625">
            <text:p>￥1,291.2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09.5631">
            <text:p>509.56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3.9">
            <text:p>￥33.900</text:p>
          </table:table-cell>
          <table:table-cell table:style-name="ce17" table:formula="of:=[.D4]*([.B4]+[.C4])" office:value-type="currency" office:currency="JPY" office:value="23471.10909">
            <text:p>￥23,47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2.3631">
            <text:p>692.3631</text:p>
          </table:table-cell>
          <table:table-cell table:style-name="ce25" table:formula="of:=[.G4]*[.H$1]" office:value-type="float" office:value="34.618155">
            <text:p>34.6</text:p>
          </table:table-cell>
          <table:table-cell table:style-name="ce27" table:formula="of:=[.H4]*[.D4]" office:value-type="currency" office:currency="JPY" office:value="1173.5554545">
            <text:p>￥1,173.6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6.4738">
            <text:p>56.473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1">
            <text:p>￥411.000</text:p>
          </table:table-cell>
          <table:table-cell table:style-name="ce17" table:formula="of:=[.D5]*[.G5]" office:value-type="currency" office:currency="JPY" office:value="27320.7318">
            <text:p>￥27,321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6.4738">
            <text:p>66.4738</text:p>
          </table:table-cell>
          <table:table-cell table:style-name="ce23" table:formula="of:=[.G5]*[.H$1]" office:value-type="float" office:value="3.32369">
            <text:p>3</text:p>
          </table:table-cell>
          <table:table-cell table:style-name="ce27" table:formula="of:=[.H5]*[.D5]" office:value-type="currency" office:currency="JPY" office:value="1366.03659">
            <text:p>￥1,366.0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9033274">
            <text:p>0.2903327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6205">
            <text:p>￥76,205</text:p>
          </table:table-cell>
          <table:table-cell table:style-name="ce17" table:formula="of:=[.D6]*[.G6]" office:value-type="currency" office:currency="JPY" office:value="28442.2009517">
            <text:p>￥28,44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323274">
            <text:p>0.37323274</text:p>
          </table:table-cell>
          <table:table-cell table:style-name="ce24" table:formula="of:=[.G6]*[.H$1]" office:value-type="float" office:value="0.018661637">
            <text:p>0.0187</text:p>
          </table:table-cell>
          <table:table-cell table:style-name="ce27" table:formula="of:=[.H6]*[.D6]" office:value-type="currency" office:currency="JPY" office:value="1422.110047585">
            <text:p>￥1,422.1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264.2879307375">
            <text:p>￥26,264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8184.4519482">
            <text:p>￥98,18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1923">
            <text:p>141,92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41923">
            <text:p>￥141,92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1923">
            <text:p>141923</text:p>
          </table:table-cell>
          <table:table-cell table:style-name="ce23"/>
          <table:table-cell table:style-name="ce26" table:formula="of:=SUM([.I3:.I6])" office:value-type="currency" office:currency="JPY" office:value="4909.22259741">
            <text:p>￥4,909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60558">
            <text:p>0.021605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0770">
            <text:p>￥920,770</text:p>
          </table:table-cell>
          <table:table-cell table:style-name="ce17" table:formula="of:=[.D3]*[.G3]" office:value-type="currency" office:currency="JPY" office:value="26062.9288966">
            <text:p>￥26,06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30558">
            <text:p>0.02830558</text:p>
          </table:table-cell>
          <table:table-cell table:style-name="ce24" table:formula="of:=[.G3]*[.H$1]" office:value-type="float" office:value="0.001415279">
            <text:p>0.0014</text:p>
          </table:table-cell>
          <table:table-cell table:style-name="ce27" table:formula="of:=[.H3]*[.D3]" office:value-type="currency" office:currency="JPY" office:value="1303.14644483">
            <text:p>￥1,303.1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66.4607">
            <text:p>466.4607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5.488">
            <text:p>￥35.488</text:p>
          </table:table-cell>
          <table:table-cell table:style-name="ce17" table:formula="of:=[.D4]*([.B4]+[.C4])" office:value-type="currency" office:currency="JPY" office:value="23040.9637216">
            <text:p>￥23,04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49.2607">
            <text:p>649.2607</text:p>
          </table:table-cell>
          <table:table-cell table:style-name="ce25" table:formula="of:=[.G4]*[.H$1]" office:value-type="float" office:value="32.463035">
            <text:p>32.5</text:p>
          </table:table-cell>
          <table:table-cell table:style-name="ce27" table:formula="of:=[.H4]*[.D4]" office:value-type="currency" office:currency="JPY" office:value="1152.04818608">
            <text:p>￥1,152.0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7801">
            <text:p>41.780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5.3">
            <text:p>￥415.300</text:p>
          </table:table-cell>
          <table:table-cell table:style-name="ce17" table:formula="of:=[.D5]*[.G5]" office:value-type="currency" office:currency="JPY" office:value="21504.27553">
            <text:p>￥21,50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7801">
            <text:p>51.7801</text:p>
          </table:table-cell>
          <table:table-cell table:style-name="ce23" table:formula="of:=[.G5]*[.H$1]" office:value-type="float" office:value="2.589005">
            <text:p>3</text:p>
          </table:table-cell>
          <table:table-cell table:style-name="ce27" table:formula="of:=[.H5]*[.D5]" office:value-type="currency" office:currency="JPY" office:value="1075.2137765">
            <text:p>￥1,075.2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06421">
            <text:p>0.270642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000">
            <text:p>￥78,000</text:p>
          </table:table-cell>
          <table:table-cell table:style-name="ce17" table:formula="of:=[.D6]*[.G6]" office:value-type="currency" office:currency="JPY" office:value="27576.2838">
            <text:p>￥27,57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35421">
            <text:p>0.3535421</text:p>
          </table:table-cell>
          <table:table-cell table:style-name="ce24" table:formula="of:=[.G6]*0.05" office:value-type="float" office:value="0.017677105">
            <text:p>0.0177</text:p>
          </table:table-cell>
          <table:table-cell table:style-name="ce27" table:formula="of:=[.H6]*[.D6]" office:value-type="currency" office:currency="JPY" office:value="1378.81419">
            <text:p>￥1,378.8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546.11298705">
            <text:p>￥24,546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453.3078178">
            <text:p>￥102,4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1517">
            <text:p>131,51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31517">
            <text:p>￥131,51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1517">
            <text:p>131517</text:p>
          </table:table-cell>
          <table:table-cell table:style-name="ce23"/>
          <table:table-cell table:style-name="ce26" table:formula="of:=SUM([.I3:.I6])" office:value-type="currency" office:currency="JPY" office:value="5122.66539089">
            <text:p>￥5,123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72696">
            <text:p>0.0197269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63620">
            <text:p>￥963,620</text:p>
          </table:table-cell>
          <table:table-cell table:style-name="ce17" table:formula="of:=[.D3]*[.G3]" office:value-type="currency" office:currency="JPY" office:value="25465.5471952">
            <text:p>￥25,46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2696">
            <text:p>0.02642696</text:p>
          </table:table-cell>
          <table:table-cell table:style-name="ce24" table:formula="of:=[.G3]*[.H$1]" office:value-type="float" office:value="0.001321348">
            <text:p>0.0013</text:p>
          </table:table-cell>
          <table:table-cell table:style-name="ce27" table:formula="of:=[.H3]*[.D3]" office:value-type="currency" office:currency="JPY" office:value="1273.27735976">
            <text:p>￥1,273.3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53.3654">
            <text:p>453.365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0.09">
            <text:p>￥40.090</text:p>
          </table:table-cell>
          <table:table-cell table:style-name="ce17" table:formula="of:=[.D4]*([.B4]+[.C4])" office:value-type="currency" office:currency="JPY" office:value="25503.870886">
            <text:p>￥25,50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6.1654">
            <text:p>636.1654</text:p>
          </table:table-cell>
          <table:table-cell table:style-name="ce25" table:formula="of:=[.G4]*[.H$1]" office:value-type="float" office:value="31.80827">
            <text:p>31.8</text:p>
          </table:table-cell>
          <table:table-cell table:style-name="ce27" table:formula="of:=[.H4]*[.D4]" office:value-type="currency" office:currency="JPY" office:value="1275.1935443">
            <text:p>￥1,275.2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8402">
            <text:p>40.8402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57">
            <text:p>￥457.000</text:p>
          </table:table-cell>
          <table:table-cell table:style-name="ce17" table:formula="of:=[.D5]*[.G5]" office:value-type="currency" office:currency="JPY" office:value="23233.9714">
            <text:p>￥23,23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8402">
            <text:p>50.8402</text:p>
          </table:table-cell>
          <table:table-cell table:style-name="ce23" table:formula="of:=[.G5]*[.H$1]" office:value-type="float" office:value="2.54201">
            <text:p>3</text:p>
          </table:table-cell>
          <table:table-cell table:style-name="ce27" table:formula="of:=[.H5]*[.D5]" office:value-type="currency" office:currency="JPY" office:value="1161.69857">
            <text:p>￥1,161.7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855457">
            <text:p>0.2685545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0380">
            <text:p>￥80,380</text:p>
          </table:table-cell>
          <table:table-cell table:style-name="ce17" table:formula="of:=[.D6]*[.G6]" office:value-type="currency" office:currency="JPY" office:value="28249.9183366">
            <text:p>￥28,2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145457">
            <text:p>0.35145457</text:p>
          </table:table-cell>
          <table:table-cell table:style-name="ce24" table:formula="of:=[.G6]*0.05" office:value-type="float" office:value="0.0175727285">
            <text:p>0.0176</text:p>
          </table:table-cell>
          <table:table-cell table:style-name="ce27" table:formula="of:=[.H6]*[.D6]" office:value-type="currency" office:currency="JPY" office:value="1412.49591683">
            <text:p>￥1,412.5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613.32695445">
            <text:p>￥25,613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721.983303">
            <text:p>￥99,7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5984">
            <text:p>125,98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5984">
            <text:p>￥125,98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5984">
            <text:p>125984</text:p>
          </table:table-cell>
          <table:table-cell table:style-name="ce23"/>
          <table:table-cell table:style-name="ce26" table:formula="of:=SUM([.I3:.I6])" office:value-type="currency" office:currency="JPY" office:value="4986.09916515">
            <text:p>￥4,986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0608">
            <text:p>0.0195060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6500">
            <text:p>￥926,500</text:p>
          </table:table-cell>
          <table:table-cell table:style-name="ce17" table:formula="of:=[.D3]*[.G3]" office:value-type="currency" office:currency="JPY" office:value="24279.93312">
            <text:p>￥24,28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0608">
            <text:p>0.02620608</text:p>
          </table:table-cell>
          <table:table-cell table:style-name="ce24" table:formula="of:=[.G3]*[.H$1]" office:value-type="float" office:value="0.001310304">
            <text:p>0.0013</text:p>
          </table:table-cell>
          <table:table-cell table:style-name="ce27" table:formula="of:=[.H3]*[.D3]" office:value-type="currency" office:currency="JPY" office:value="1213.996656">
            <text:p>￥1,214.0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47.2723">
            <text:p>447.272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9.81">
            <text:p>￥39.810</text:p>
          </table:table-cell>
          <table:table-cell table:style-name="ce17" table:formula="of:=[.D4]*([.B4]+[.C4])" office:value-type="currency" office:currency="JPY" office:value="25083.178263">
            <text:p>￥25,08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0.0723">
            <text:p>630.0723</text:p>
          </table:table-cell>
          <table:table-cell table:style-name="ce25" table:formula="of:=[.G4]*[.H$1]" office:value-type="float" office:value="31.503615">
            <text:p>31.5</text:p>
          </table:table-cell>
          <table:table-cell table:style-name="ce27" table:formula="of:=[.H4]*[.D4]" office:value-type="currency" office:currency="JPY" office:value="1254.15891315">
            <text:p>￥1,254.2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288">
            <text:p>40.528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52.4">
            <text:p>￥452.400</text:p>
          </table:table-cell>
          <table:table-cell table:style-name="ce17" table:formula="of:=[.D5]*[.G5]" office:value-type="currency" office:currency="JPY" office:value="22859.22912">
            <text:p>￥22,85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5288">
            <text:p>50.5288</text:p>
          </table:table-cell>
          <table:table-cell table:style-name="ce23" table:formula="of:=[.G5]*[.H$1]" office:value-type="float" office:value="2.52644">
            <text:p>3</text:p>
          </table:table-cell>
          <table:table-cell table:style-name="ce27" table:formula="of:=[.H5]*[.D5]" office:value-type="currency" office:currency="JPY" office:value="1142.961456">
            <text:p>￥1,143.0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786075">
            <text:p>0.2678607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400">
            <text:p>￥78,400</text:p>
          </table:table-cell>
          <table:table-cell table:style-name="ce17" table:formula="of:=[.D6]*[.G6]" office:value-type="currency" office:currency="JPY" office:value="27499.6428">
            <text:p>￥27,50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76075">
            <text:p>0.35076075</text:p>
          </table:table-cell>
          <table:table-cell table:style-name="ce24" table:formula="of:=[.G6]*0.05" office:value-type="float" office:value="0.0175380375">
            <text:p>0.0175</text:p>
          </table:table-cell>
          <table:table-cell table:style-name="ce27" table:formula="of:=[.H6]*[.D6]" office:value-type="currency" office:currency="JPY" office:value="1374.98214">
            <text:p>￥1,375.0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930.49582575">
            <text:p>￥24,930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462.9802203">
            <text:p>￥95,46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749">
            <text:p>115,74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749">
            <text:p>￥115,74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749">
            <text:p>115749</text:p>
          </table:table-cell>
          <table:table-cell table:style-name="ce23"/>
          <table:table-cell table:style-name="ce26" table:formula="of:=SUM([.I3:.I6])" office:value-type="currency" office:currency="JPY" office:value="4773.149011015">
            <text:p>￥4,773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366">
            <text:p>0.019236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36565">
            <text:p>￥936,565</text:p>
          </table:table-cell>
          <table:table-cell table:style-name="ce17" table:formula="of:=[.D3]*[.G3]" office:value-type="currency" office:currency="JPY" office:value="24291.311779">
            <text:p>￥24,29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66">
            <text:p>0.0259366</text:p>
          </table:table-cell>
          <table:table-cell table:style-name="ce24" table:formula="of:=[.G3]*[.H$1]" office:value-type="float" office:value="0.00129683">
            <text:p>0.0013</text:p>
          </table:table-cell>
          <table:table-cell table:style-name="ce27" table:formula="of:=[.H3]*[.D3]" office:value-type="currency" office:currency="JPY" office:value="1214.56558895">
            <text:p>￥1,214.6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37.6636">
            <text:p>437.663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6.54">
            <text:p>￥36.540</text:p>
          </table:table-cell>
          <table:table-cell table:style-name="ce17" table:formula="of:=[.D4]*([.B4]+[.C4])" office:value-type="currency" office:currency="JPY" office:value="22671.739944">
            <text:p>￥22,67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20.4636">
            <text:p>620.4636</text:p>
          </table:table-cell>
          <table:table-cell table:style-name="ce25" table:formula="of:=[.G4]*[.H$1]" office:value-type="float" office:value="31.02318">
            <text:p>31.0</text:p>
          </table:table-cell>
          <table:table-cell table:style-name="ce27" table:formula="of:=[.H4]*[.D4]" office:value-type="currency" office:currency="JPY" office:value="1133.5869972">
            <text:p>￥1,133.6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006">
            <text:p>40.00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1.4">
            <text:p>￥441.400</text:p>
          </table:table-cell>
          <table:table-cell table:style-name="ce17" table:formula="of:=[.D5]*[.G5]" office:value-type="currency" office:currency="JPY" office:value="22072.6484">
            <text:p>￥22,07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06">
            <text:p>50.006</text:p>
          </table:table-cell>
          <table:table-cell table:style-name="ce23" table:formula="of:=[.G5]*[.H$1]" office:value-type="float" office:value="2.5003">
            <text:p>3</text:p>
          </table:table-cell>
          <table:table-cell table:style-name="ce27" table:formula="of:=[.H5]*[.D5]" office:value-type="currency" office:currency="JPY" office:value="1103.63242">
            <text:p>￥1,103.6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572186">
            <text:p>0.26572186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5805">
            <text:p>￥75,805</text:p>
          </table:table-cell>
          <table:table-cell table:style-name="ce17" table:formula="of:=[.D6]*[.G6]" office:value-type="currency" office:currency="JPY" office:value="26427.2800973">
            <text:p>￥26,42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862186">
            <text:p>0.34862186</text:p>
          </table:table-cell>
          <table:table-cell table:style-name="ce24" table:formula="of:=[.G6]*0.05" office:value-type="float" office:value="0.017431093">
            <text:p>0.0174</text:p>
          </table:table-cell>
          <table:table-cell table:style-name="ce27" table:formula="of:=[.H6]*[.D6]" office:value-type="currency" office:currency="JPY" office:value="1321.364004865">
            <text:p>￥1,321.4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865.745055075">
            <text:p>￥23,866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921.57847295">
            <text:p>￥93,9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749">
            <text:p>115,74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749">
            <text:p>￥115,74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749">
            <text:p>115749</text:p>
          </table:table-cell>
          <table:table-cell table:style-name="ce23"/>
          <table:table-cell table:style-name="ce26" table:formula="of:=SUM([.I3:.I6])" office:value-type="currency" office:currency="JPY" office:value="4696.0789236475">
            <text:p>￥4,69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94763">
            <text:p>0.0189476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36315">
            <text:p>￥936,315</text:p>
          </table:table-cell>
          <table:table-cell table:style-name="ce17" table:formula="of:=[.D3]*[.G3]" office:value-type="currency" office:currency="JPY" office:value="24014.26068345">
            <text:p>￥24,01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4763">
            <text:p>0.02564763</text:p>
          </table:table-cell>
          <table:table-cell table:style-name="ce24" table:formula="of:=[.G3]*[.H$1]" office:value-type="float" office:value="0.0012823815">
            <text:p>0.0013</text:p>
          </table:table-cell>
          <table:table-cell table:style-name="ce27" table:formula="of:=[.H3]*[.D3]" office:value-type="currency" office:currency="JPY" office:value="1200.7130341725">
            <text:p>￥1,200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26.1681">
            <text:p>426.168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6.67">
            <text:p>￥36.670</text:p>
          </table:table-cell>
          <table:table-cell table:style-name="ce17" table:formula="of:=[.D4]*([.B4]+[.C4])" office:value-type="currency" office:currency="JPY" office:value="22330.860227">
            <text:p>￥22,33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8.9681">
            <text:p>608.9681</text:p>
          </table:table-cell>
          <table:table-cell table:style-name="ce25" table:formula="of:=[.G4]*[.H$1]" office:value-type="float" office:value="30.448405">
            <text:p>30.4</text:p>
          </table:table-cell>
          <table:table-cell table:style-name="ce27" table:formula="of:=[.H4]*[.D4]" office:value-type="currency" office:currency="JPY" office:value="1116.54301135">
            <text:p>￥1,11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3825">
            <text:p>38.382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6.8">
            <text:p>￥446.800</text:p>
          </table:table-cell>
          <table:table-cell table:style-name="ce17" table:formula="of:=[.D5]*[.G5]" office:value-type="currency" office:currency="JPY" office:value="21617.301">
            <text:p>￥21,61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3825">
            <text:p>48.3825</text:p>
          </table:table-cell>
          <table:table-cell table:style-name="ce23" table:formula="of:=[.G5]*[.H$1]" office:value-type="float" office:value="2.419125">
            <text:p>2</text:p>
          </table:table-cell>
          <table:table-cell table:style-name="ce27" table:formula="of:=[.H5]*[.D5]" office:value-type="currency" office:currency="JPY" office:value="1080.86505">
            <text:p>￥1,080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33375">
            <text:p>0.263337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4975">
            <text:p>￥74,975</text:p>
          </table:table-cell>
          <table:table-cell table:style-name="ce17" table:formula="of:=[.D6]*[.G6]" office:value-type="currency" office:currency="JPY" office:value="25959.1565625">
            <text:p>￥25,95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62375">
            <text:p>0.3462375</text:p>
          </table:table-cell>
          <table:table-cell table:style-name="ce24" table:formula="of:=[.G6]*0.05" office:value-type="float" office:value="0.017311875">
            <text:p>0.0173</text:p>
          </table:table-cell>
          <table:table-cell table:style-name="ce27" table:formula="of:=[.H6]*[.D6]" office:value-type="currency" office:currency="JPY" office:value="1297.957828125">
            <text:p>￥1,298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480.3946182375">
            <text:p>￥23,48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1951.053444">
            <text:p>￥91,95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0612">
            <text:p>110,61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0612">
            <text:p>￥110,61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612">
            <text:p>110612</text:p>
          </table:table-cell>
          <table:table-cell table:style-name="ce23"/>
          <table:table-cell table:style-name="ce26" table:formula="of:=SUM([.I3:.I6])" office:value-type="currency" office:currency="JPY" office:value="4597.5526722">
            <text:p>￥4,5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66083">
            <text:p>0.0186608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53000">
            <text:p>￥953,000</text:p>
          </table:table-cell>
          <table:table-cell table:style-name="ce17" table:formula="of:=[.D3]*[.G3]" office:value-type="currency" office:currency="JPY" office:value="24168.87099">
            <text:p>￥24,16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6083">
            <text:p>0.02536083</text:p>
          </table:table-cell>
          <table:table-cell table:style-name="ce24" table:formula="of:=[.G3]*[.H$1]" office:value-type="float" office:value="0.0012680415">
            <text:p>0.0013</text:p>
          </table:table-cell>
          <table:table-cell table:style-name="ce27" table:formula="of:=[.H3]*[.D3]" office:value-type="currency" office:currency="JPY" office:value="1208.4435495">
            <text:p>￥1,208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7.5945">
            <text:p>417.594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">
            <text:p>￥34.000</text:p>
          </table:table-cell>
          <table:table-cell table:style-name="ce17" table:formula="of:=[.D4]*([.B4]+[.C4])" office:value-type="currency" office:currency="JPY" office:value="20413.413">
            <text:p>￥20,41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0.3945">
            <text:p>600.3945</text:p>
          </table:table-cell>
          <table:table-cell table:style-name="ce25" table:formula="of:=[.G4]*[.H$1]" office:value-type="float" office:value="30.019725">
            <text:p>30.0</text:p>
          </table:table-cell>
          <table:table-cell table:style-name="ce27" table:formula="of:=[.H4]*[.D4]" office:value-type="currency" office:currency="JPY" office:value="1020.67065">
            <text:p>￥1,02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1281">
            <text:p>38.128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3.5">
            <text:p>￥443.500</text:p>
          </table:table-cell>
          <table:table-cell table:style-name="ce17" table:formula="of:=[.D5]*[.G5]" office:value-type="currency" office:currency="JPY" office:value="21344.81235">
            <text:p>￥21,34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1281">
            <text:p>48.1281</text:p>
          </table:table-cell>
          <table:table-cell table:style-name="ce23" table:formula="of:=[.G5]*[.H$1]" office:value-type="float" office:value="2.406405">
            <text:p>2</text:p>
          </table:table-cell>
          <table:table-cell table:style-name="ce27" table:formula="of:=[.H5]*[.D5]" office:value-type="currency" office:currency="JPY" office:value="1067.2406175">
            <text:p>￥1,067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270368">
            <text:p>0.2627036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5300">
            <text:p>￥75,300</text:p>
          </table:table-cell>
          <table:table-cell table:style-name="ce17" table:formula="of:=[.D6]*[.G6]" office:value-type="currency" office:currency="JPY" office:value="26023.957104">
            <text:p>￥26,02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560368">
            <text:p>0.34560368</text:p>
          </table:table-cell>
          <table:table-cell table:style-name="ce24" table:formula="of:=[.G6]*0.05" office:value-type="float" office:value="0.017280184">
            <text:p>0.0173</text:p>
          </table:table-cell>
          <table:table-cell table:style-name="ce27" table:formula="of:=[.H6]*[.D6]" office:value-type="currency" office:currency="JPY" office:value="1301.1978552">
            <text:p>￥1,301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987.763361">
            <text:p>￥22,98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192.8248107">
            <text:p>￥101,19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6028">
            <text:p>106,02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6028">
            <text:p>￥106,02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6028">
            <text:p>106028</text:p>
          </table:table-cell>
          <table:table-cell table:style-name="ce23"/>
          <table:table-cell table:style-name="ce26" table:formula="of:=SUM([.I3:.I6])" office:value-type="currency" office:currency="JPY" office:value="5059.641240535">
            <text:p>￥5,06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43731">
            <text:p>0.0184373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1600">
            <text:p>￥1,011,600</text:p>
          </table:table-cell>
          <table:table-cell table:style-name="ce17" table:formula="of:=[.D3]*[.G3]" office:value-type="currency" office:currency="JPY" office:value="25428.902796">
            <text:p>￥25,42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3731">
            <text:p>0.02513731</text:p>
          </table:table-cell>
          <table:table-cell table:style-name="ce24" table:formula="of:=[.G3]*[.H$1]" office:value-type="float" office:value="0.0012568655">
            <text:p>0.0013</text:p>
          </table:table-cell>
          <table:table-cell table:style-name="ce27" table:formula="of:=[.H3]*[.D3]" office:value-type="currency" office:currency="JPY" office:value="1271.4451398">
            <text:p>￥1,271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2.0655">
            <text:p>412.065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0.835">
            <text:p>￥40.835</text:p>
          </table:table-cell>
          <table:table-cell table:style-name="ce17" table:formula="of:=[.D4]*([.B4]+[.C4])" office:value-type="currency" office:currency="JPY" office:value="24291.3326925">
            <text:p>￥24,2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4.8655">
            <text:p>594.8655</text:p>
          </table:table-cell>
          <table:table-cell table:style-name="ce25" table:formula="of:=[.G4]*[.H$1]" office:value-type="float" office:value="29.743275">
            <text:p>29.7</text:p>
          </table:table-cell>
          <table:table-cell table:style-name="ce27" table:formula="of:=[.H4]*[.D4]" office:value-type="currency" office:currency="JPY" office:value="1214.566634625">
            <text:p>￥1,214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0452">
            <text:p>37.0452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90.5">
            <text:p>￥490.500</text:p>
          </table:table-cell>
          <table:table-cell table:style-name="ce17" table:formula="of:=[.D5]*[.G5]" office:value-type="currency" office:currency="JPY" office:value="23075.6706">
            <text:p>￥23,07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0452">
            <text:p>47.0452</text:p>
          </table:table-cell>
          <table:table-cell table:style-name="ce23" table:formula="of:=[.G5]*[.H$1]" office:value-type="float" office:value="2.35226">
            <text:p>2</text:p>
          </table:table-cell>
          <table:table-cell table:style-name="ce27" table:formula="of:=[.H5]*[.D5]" office:value-type="currency" office:currency="JPY" office:value="1153.78353">
            <text:p>￥1,153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209962">
            <text:p>0.26209962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2310">
            <text:p>￥82,310</text:p>
          </table:table-cell>
          <table:table-cell table:style-name="ce17" table:formula="of:=[.D6]*[.G6]" office:value-type="currency" office:currency="JPY" office:value="28396.9187222">
            <text:p>￥28,39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499962">
            <text:p>0.34499962</text:p>
          </table:table-cell>
          <table:table-cell table:style-name="ce24" table:formula="of:=[.G6]*0.05" office:value-type="float" office:value="0.017249981">
            <text:p>0.0172</text:p>
          </table:table-cell>
          <table:table-cell table:style-name="ce27" table:formula="of:=[.H6]*[.D6]" office:value-type="currency" office:currency="JPY" office:value="1419.84593611">
            <text:p>￥1,419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298.206202675">
            <text:p>￥25,29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968.33976635">
            <text:p>￥101,96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0469">
            <text:p>100,46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0469">
            <text:p>￥100,4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0469">
            <text:p>100469</text:p>
          </table:table-cell>
          <table:table-cell table:style-name="ce23"/>
          <table:table-cell table:style-name="ce26" table:formula="of:=SUM([.I3:.I6])" office:value-type="currency" office:currency="JPY" office:value="5098.4169883175">
            <text:p>￥5,0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4655">
            <text:p>0.018465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1610">
            <text:p>￥1,011,610</text:p>
          </table:table-cell>
          <table:table-cell table:style-name="ce17" table:formula="of:=[.D3]*[.G3]" office:value-type="currency" office:currency="JPY" office:value="25457.671455">
            <text:p>￥25,4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655">
            <text:p>0.0251655</text:p>
          </table:table-cell>
          <table:table-cell table:style-name="ce24" table:formula="of:=[.G3]*[.H$1]" office:value-type="float" office:value="0.001258275">
            <text:p>0.0013</text:p>
          </table:table-cell>
          <table:table-cell table:style-name="ce27" table:formula="of:=[.H3]*[.D3]" office:value-type="currency" office:currency="JPY" office:value="1272.88357275">
            <text:p>￥1,27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2.2085">
            <text:p>412.208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167">
            <text:p>￥41.167</text:p>
          </table:table-cell>
          <table:table-cell table:style-name="ce17" table:formula="of:=[.D4]*([.B4]+[.C4])" office:value-type="currency" office:currency="JPY" office:value="24494.7149195">
            <text:p>￥24,49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5.0085">
            <text:p>595.0085</text:p>
          </table:table-cell>
          <table:table-cell table:style-name="ce25" table:formula="of:=[.G4]*[.H$1]" office:value-type="float" office:value="29.750425">
            <text:p>29.8</text:p>
          </table:table-cell>
          <table:table-cell table:style-name="ce27" table:formula="of:=[.H4]*[.D4]" office:value-type="currency" office:currency="JPY" office:value="1224.735745975">
            <text:p>￥1,224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5127">
            <text:p>37.512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98.1">
            <text:p>￥498.100</text:p>
          </table:table-cell>
          <table:table-cell table:style-name="ce17" table:formula="of:=[.D5]*[.G5]" office:value-type="currency" office:currency="JPY" office:value="23666.07587">
            <text:p>￥23,66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5127">
            <text:p>47.5127</text:p>
          </table:table-cell>
          <table:table-cell table:style-name="ce23" table:formula="of:=[.G5]*[.H$1]" office:value-type="float" office:value="2.375635">
            <text:p>2</text:p>
          </table:table-cell>
          <table:table-cell table:style-name="ce27" table:formula="of:=[.H5]*[.D5]" office:value-type="currency" office:currency="JPY" office:value="1183.3037935">
            <text:p>￥1,183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471667">
            <text:p>0.2647166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1555">
            <text:p>￥81,555</text:p>
          </table:table-cell>
          <table:table-cell table:style-name="ce17" table:formula="of:=[.D6]*[.G6]" office:value-type="currency" office:currency="JPY" office:value="28349.87752185">
            <text:p>￥28,3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761667">
            <text:p>0.34761667</text:p>
          </table:table-cell>
          <table:table-cell table:style-name="ce24" table:formula="of:=[.G6]*[.H$1]" office:value-type="float" office:value="0.0173808335">
            <text:p>0.0174</text:p>
          </table:table-cell>
          <table:table-cell table:style-name="ce27" table:formula="of:=[.H6]*[.D6]" office:value-type="currency" office:currency="JPY" office:value="1417.4938760925">
            <text:p>￥1,417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492.0849415875">
            <text:p>￥25,492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555.2157899">
            <text:p>￥102,55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4890">
            <text:p>94,89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4890">
            <text:p>￥94,89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4890">
            <text:p>94890</text:p>
          </table:table-cell>
          <table:table-cell table:style-name="ce23"/>
          <table:table-cell table:style-name="ce26" table:formula="of:=SUM([.I3:.I6])" office:value-type="currency" office:currency="JPY" office:value="5127.760789495">
            <text:p>￥5,12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52118">
            <text:p>0.0185211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3205">
            <text:p>￥1,003,205</text:p>
          </table:table-cell>
          <table:table-cell table:style-name="ce17" table:formula="of:=[.D3]*[.G3]" office:value-type="currency" office:currency="JPY" office:value="25302.0138819">
            <text:p>￥25,30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22118">
            <text:p>0.02522118</text:p>
          </table:table-cell>
          <table:table-cell table:style-name="ce24" table:formula="of:=[.G3]*[.H$1]" office:value-type="float" office:value="0.001261059">
            <text:p>0.0013</text:p>
          </table:table-cell>
          <table:table-cell table:style-name="ce27" table:formula="of:=[.H3]*[.D3]" office:value-type="currency" office:currency="JPY" office:value="1265.100694095">
            <text:p>￥1,265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3.7936">
            <text:p>413.793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2">
            <text:p>￥41.200</text:p>
          </table:table-cell>
          <table:table-cell table:style-name="ce17" table:formula="of:=[.D4]*([.B4]+[.C4])" office:value-type="currency" office:currency="JPY" office:value="24579.65632">
            <text:p>￥24,58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6.5936">
            <text:p>596.5936</text:p>
          </table:table-cell>
          <table:table-cell table:style-name="ce25" table:formula="of:=[.G4]*[.H$1]" office:value-type="float" office:value="29.82968">
            <text:p>29.8</text:p>
          </table:table-cell>
          <table:table-cell table:style-name="ce27" table:formula="of:=[.H4]*[.D4]" office:value-type="currency" office:currency="JPY" office:value="1228.982816">
            <text:p>￥1,229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9914">
            <text:p>37.991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08.8">
            <text:p>￥508.800</text:p>
          </table:table-cell>
          <table:table-cell table:style-name="ce17" table:formula="of:=[.D5]*[.G5]" office:value-type="currency" office:currency="JPY" office:value="24418.02432">
            <text:p>￥24,4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9914">
            <text:p>47.9914</text:p>
          </table:table-cell>
          <table:table-cell table:style-name="ce23" table:formula="of:=[.G5]*[.H$1]" office:value-type="float" office:value="2.39957">
            <text:p>2</text:p>
          </table:table-cell>
          <table:table-cell table:style-name="ce27" table:formula="of:=[.H5]*[.D5]" office:value-type="currency" office:currency="JPY" office:value="1220.901216">
            <text:p>￥1,220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766478">
            <text:p>0.2676647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0600">
            <text:p>￥80,600</text:p>
          </table:table-cell>
          <table:table-cell table:style-name="ce17" table:formula="of:=[.D6]*[.G6]" office:value-type="currency" office:currency="JPY" office:value="28255.521268">
            <text:p>￥28,25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56478">
            <text:p>0.35056478</text:p>
          </table:table-cell>
          <table:table-cell table:style-name="ce24" table:formula="of:=[.G6]*[.H$1]" office:value-type="float" office:value="0.017528239">
            <text:p>0.0175</text:p>
          </table:table-cell>
          <table:table-cell table:style-name="ce27" table:formula="of:=[.H6]*[.D6]" office:value-type="currency" office:currency="JPY" office:value="1412.7760634">
            <text:p>￥1,412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638.803947475">
            <text:p>￥25,63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3188.959487">
            <text:p>￥113,18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3761">
            <text:p>83,76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3761">
            <text:p>￥83,7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3761">
            <text:p>83761</text:p>
          </table:table-cell>
          <table:table-cell table:style-name="ce23"/>
          <table:table-cell table:style-name="ce26" table:formula="of:=SUM([.I3:.I6])" office:value-type="currency" office:currency="JPY" office:value="5659.44797435">
            <text:p>￥5,65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91972">
            <text:p>0.018919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62000">
            <text:p>￥1,062,000</text:p>
          </table:table-cell>
          <table:table-cell table:style-name="ce17" table:formula="of:=[.D3]*[.G3]" office:value-type="currency" office:currency="JPY" office:value="27208.14264">
            <text:p>￥27,20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1972">
            <text:p>0.02561972</text:p>
          </table:table-cell>
          <table:table-cell table:style-name="ce24" table:formula="of:=[.G3]*0.05" office:value-type="float" office:value="0.001280986">
            <text:p>0.0013</text:p>
          </table:table-cell>
          <table:table-cell table:style-name="ce27" table:formula="of:=[.H3]*[.D3]" office:value-type="currency" office:currency="JPY" office:value="1360.407132">
            <text:p>￥1,360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24.5195">
            <text:p>424.51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5.15">
            <text:p>￥45.150</text:p>
          </table:table-cell>
          <table:table-cell table:style-name="ce17" table:formula="of:=[.D4]*([.B4]+[.C4])" office:value-type="currency" office:currency="JPY" office:value="27420.475425">
            <text:p>￥27,4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7.3195">
            <text:p>607.3195</text:p>
          </table:table-cell>
          <table:table-cell table:style-name="ce25" table:formula="of:=[.G4]*0.05" office:value-type="float" office:value="30.365975">
            <text:p>30.4</text:p>
          </table:table-cell>
          <table:table-cell table:style-name="ce27" table:formula="of:=[.H4]*[.D4]" office:value-type="currency" office:currency="JPY" office:value="1371.02377125">
            <text:p>￥1,37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3689">
            <text:p>38.36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0">
            <text:p>￥560.000</text:p>
          </table:table-cell>
          <table:table-cell table:style-name="ce17" table:formula="of:=[.D5]*[.G5]" office:value-type="currency" office:currency="JPY" office:value="27086.584">
            <text:p>￥27,08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3689">
            <text:p>48.3689</text:p>
          </table:table-cell>
          <table:table-cell table:style-name="ce23" table:formula="of:=[.G5]*0.05" office:value-type="float" office:value="2.418445">
            <text:p>2</text:p>
          </table:table-cell>
          <table:table-cell table:style-name="ce27" table:formula="of:=[.H5]*[.D5]" office:value-type="currency" office:currency="JPY" office:value="1354.3292">
            <text:p>￥1,354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762414">
            <text:p>0.2776241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7300">
            <text:p>￥87,300</text:p>
          </table:table-cell>
          <table:table-cell table:style-name="ce17" table:formula="of:=[.D6]*[.G6]" office:value-type="currency" office:currency="JPY" office:value="31473.757422">
            <text:p>￥31,47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052414">
            <text:p>0.36052414</text:p>
          </table:table-cell>
          <table:table-cell table:style-name="ce24" table:formula="of:=[.G6]*0.05" office:value-type="float" office:value="0.018026207">
            <text:p>0.0180</text:p>
          </table:table-cell>
          <table:table-cell table:style-name="ce27" table:formula="of:=[.H6]*[.D6]" office:value-type="currency" office:currency="JPY" office:value="1573.6878711">
            <text:p>￥1,573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8297.23987175">
            <text:p>￥28,29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9989.5318926">
            <text:p>￥119,99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78144">
            <text:p>78,14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8144">
            <text:p>￥78,14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8144">
            <text:p>78144</text:p>
          </table:table-cell>
          <table:table-cell table:style-name="ce23"/>
          <table:table-cell table:style-name="ce26" table:formula="of:=SUM([.I3:.I6])" office:value-type="currency" office:currency="JPY" office:value="5999.47659463">
            <text:p>￥5,99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71972">
            <text:p>0.019719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67000">
            <text:p>￥1,067,000</text:p>
          </table:table-cell>
          <table:table-cell table:style-name="ce17" table:formula="of:=[.D3]*[.G3]" office:value-type="currency" office:currency="JPY" office:value="28189.84124">
            <text:p>￥28,19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1972">
            <text:p>0.02641972</text:p>
          </table:table-cell>
          <table:table-cell table:style-name="ce24" table:formula="of:=[.G3]*0.05" office:value-type="float" office:value="0.001320986">
            <text:p>0.0013</text:p>
          </table:table-cell>
          <table:table-cell table:style-name="ce27" table:formula="of:=[.H3]*[.D3]" office:value-type="currency" office:currency="JPY" office:value="1409.492062">
            <text:p>￥1,409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56.5195">
            <text:p>456.51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6.598">
            <text:p>￥46.598</text:p>
          </table:table-cell>
          <table:table-cell table:style-name="ce17" table:formula="of:=[.D4]*([.B4]+[.C4])" office:value-type="currency" office:currency="JPY" office:value="29791.010061">
            <text:p>￥29,7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9.3195">
            <text:p>639.3195</text:p>
          </table:table-cell>
          <table:table-cell table:style-name="ce25" table:formula="of:=[.G4]*0.05" office:value-type="float" office:value="31.965975">
            <text:p>32.0</text:p>
          </table:table-cell>
          <table:table-cell table:style-name="ce27" table:formula="of:=[.H4]*[.D4]" office:value-type="currency" office:currency="JPY" office:value="1489.55050305">
            <text:p>￥1,489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3689">
            <text:p>41.36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1.1">
            <text:p>￥561.100</text:p>
          </table:table-cell>
          <table:table-cell table:style-name="ce17" table:formula="of:=[.D5]*[.G5]" office:value-type="currency" office:currency="JPY" office:value="28823.08979">
            <text:p>￥28,82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3689">
            <text:p>51.3689</text:p>
          </table:table-cell>
          <table:table-cell table:style-name="ce23" table:formula="of:=[.G5]*0.05" office:value-type="float" office:value="2.568445">
            <text:p>3</text:p>
          </table:table-cell>
          <table:table-cell table:style-name="ce27" table:formula="of:=[.H5]*[.D5]" office:value-type="currency" office:currency="JPY" office:value="1441.1544895">
            <text:p>￥1,441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662414">
            <text:p>0.2966241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7440">
            <text:p>￥87,440</text:p>
          </table:table-cell>
          <table:table-cell table:style-name="ce17" table:formula="of:=[.D6]*[.G6]" office:value-type="currency" office:currency="JPY" office:value="33185.5908016">
            <text:p>￥33,18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952414">
            <text:p>0.37952414</text:p>
          </table:table-cell>
          <table:table-cell table:style-name="ce24" table:formula="of:=[.G6]*0.05" office:value-type="float" office:value="0.018976207">
            <text:p>0.0190</text:p>
          </table:table-cell>
          <table:table-cell table:style-name="ce27" table:formula="of:=[.H6]*[.D6]" office:value-type="currency" office:currency="JPY" office:value="1659.27954008">
            <text:p>￥1,659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997.38297315">
            <text:p>￥29,99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6396.4646476">
            <text:p>￥116,39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71752">
            <text:p>71,75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1752">
            <text:p>￥71,75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1752">
            <text:p>71752</text:p>
          </table:table-cell>
          <table:table-cell table:style-name="ce23"/>
          <table:table-cell table:style-name="ce26" table:formula="of:=SUM([.I3:.I6])" office:value-type="currency" office:currency="JPY" office:value="5819.82323238">
            <text:p>￥5,8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62072">
            <text:p>0.018620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55000">
            <text:p>￥1,055,000</text:p>
          </table:table-cell>
          <table:table-cell table:style-name="ce17" table:formula="of:=[.D3]*[.G3]" office:value-type="currency" office:currency="JPY" office:value="26713.3596">
            <text:p>￥26,71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2072">
            <text:p>0.02532072</text:p>
          </table:table-cell>
          <table:table-cell table:style-name="ce24" table:formula="of:=[.G3]*0.05" office:value-type="float" office:value="0.001266036">
            <text:p>0.0013</text:p>
          </table:table-cell>
          <table:table-cell table:style-name="ce27" table:formula="of:=[.H3]*[.D3]" office:value-type="currency" office:currency="JPY" office:value="1335.66798">
            <text:p>￥1,335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36.4012">
            <text:p>436.4012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7.248">
            <text:p>￥47.248</text:p>
          </table:table-cell>
          <table:table-cell table:style-name="ce17" table:formula="of:=[.D4]*([.B4]+[.C4])" office:value-type="currency" office:currency="JPY" office:value="29256.0182976">
            <text:p>￥29,25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19.2012">
            <text:p>619.2012</text:p>
          </table:table-cell>
          <table:table-cell table:style-name="ce25" table:formula="of:=[.G4]*0.05" office:value-type="float" office:value="30.96006">
            <text:p>31.0</text:p>
          </table:table-cell>
          <table:table-cell table:style-name="ce27" table:formula="of:=[.H4]*[.D4]" office:value-type="currency" office:currency="JPY" office:value="1462.80091488">
            <text:p>￥1,462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9.915">
            <text:p>39.91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3.1">
            <text:p>￥563.100</text:p>
          </table:table-cell>
          <table:table-cell table:style-name="ce17" table:formula="of:=[.D5]*[.G5]" office:value-type="currency" office:currency="JPY" office:value="28107.1365">
            <text:p>￥28,10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915">
            <text:p>49.915</text:p>
          </table:table-cell>
          <table:table-cell table:style-name="ce23" table:formula="of:=[.G5]*0.05" office:value-type="float" office:value="2.49575">
            <text:p>2</text:p>
          </table:table-cell>
          <table:table-cell table:style-name="ce27" table:formula="of:=[.H5]*[.D5]" office:value-type="currency" office:currency="JPY" office:value="1405.356825">
            <text:p>￥1,405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8107086">
            <text:p>0.28107086</text:p>
          </table:table-cell>
          <table:table-cell table:style-name="ce8" office:value-type="float" office:value="0.0883">
            <text:p>0.0883</text:p>
          </table:table-cell>
          <table:table-cell table:style-name="ce14" office:value-type="currency" office:currency="JPY" office:value="87500">
            <text:p>￥87,500</text:p>
          </table:table-cell>
          <table:table-cell table:style-name="ce17" table:formula="of:=[.D6]*[.G6]" office:value-type="currency" office:currency="JPY" office:value="32319.95025">
            <text:p>￥32,32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937086">
            <text:p>0.36937086</text:p>
          </table:table-cell>
          <table:table-cell table:style-name="ce24" table:formula="of:=[.G6]*0.05" office:value-type="float" office:value="0.018468543">
            <text:p>0.0185</text:p>
          </table:table-cell>
          <table:table-cell table:style-name="ce27" table:formula="of:=[.H6]*[.D6]" office:value-type="currency" office:currency="JPY" office:value="1615.9975125">
            <text:p>￥1,616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099.1161619">
            <text:p>￥29,09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48.7456273">
            <text:p>￥110,34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59410">
            <text:p>59,41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9410">
            <text:p>￥59,41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9410">
            <text:p>59410</text:p>
          </table:table-cell>
          <table:table-cell table:style-name="ce23"/>
          <table:table-cell table:style-name="ce26" table:formula="of:=SUM([.I3:.I6])" office:value-type="currency" office:currency="JPY" office:value="5517.437281365">
            <text:p>￥5,51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88958">
            <text:p>0.018889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1405">
            <text:p>￥1,001,405</text:p>
          </table:table-cell>
          <table:table-cell table:style-name="ce17" table:formula="of:=[.D3]*[.G3]" office:value-type="currency" office:currency="JPY" office:value="25625.5333599">
            <text:p>￥25,6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8958">
            <text:p>0.02558958</text:p>
          </table:table-cell>
          <table:table-cell table:style-name="ce24" table:formula="of:=[.G3]*0.05" office:value-type="float" office:value="0.001279479">
            <text:p>0.0013</text:p>
          </table:table-cell>
          <table:table-cell table:style-name="ce27" table:formula="of:=[.H3]*[.D3]" office:value-type="currency" office:currency="JPY" office:value="1281.276667995">
            <text:p>￥1,281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48.8616">
            <text:p>448.861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4.489">
            <text:p>￥44.489</text:p>
          </table:table-cell>
          <table:table-cell table:style-name="ce17" table:formula="of:=[.D4]*([.B4]+[.C4])" office:value-type="currency" office:currency="JPY" office:value="28101.9929224">
            <text:p>￥28,10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1.6616">
            <text:p>631.6616</text:p>
          </table:table-cell>
          <table:table-cell table:style-name="ce25" table:formula="of:=[.G4]*0.05" office:value-type="float" office:value="31.58308">
            <text:p>31.6</text:p>
          </table:table-cell>
          <table:table-cell table:style-name="ce27" table:formula="of:=[.H4]*[.D4]" office:value-type="currency" office:currency="JPY" office:value="1405.09964612">
            <text:p>￥1,405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0.4228">
            <text:p>40.422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8.5">
            <text:p>￥568.500</text:p>
          </table:table-cell>
          <table:table-cell table:style-name="ce17" table:formula="of:=[.D5]*[.G5]" office:value-type="currency" office:currency="JPY" office:value="28665.3618">
            <text:p>￥28,66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4228">
            <text:p>50.4228</text:p>
          </table:table-cell>
          <table:table-cell table:style-name="ce23" table:formula="of:=[.G5]*0.05" office:value-type="float" office:value="2.52114">
            <text:p>3</text:p>
          </table:table-cell>
          <table:table-cell table:style-name="ce27" table:formula="of:=[.H5]*[.D5]" office:value-type="currency" office:currency="JPY" office:value="1433.26809">
            <text:p>￥1,433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6654641">
            <text:p>0.2665464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4500">
            <text:p>￥74,500</text:p>
          </table:table-cell>
          <table:table-cell table:style-name="ce17" table:formula="of:=[.D6]*[.G6]" office:value-type="currency" office:currency="JPY" office:value="27955.857545">
            <text:p>￥27,95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524641">
            <text:p>0.37524641</text:p>
          </table:table-cell>
          <table:table-cell table:style-name="ce24" table:formula="of:=[.G6]*0.05" office:value-type="float" office:value="0.0187623205">
            <text:p>0.0188</text:p>
          </table:table-cell>
          <table:table-cell table:style-name="ce27" table:formula="of:=[.H6]*[.D6]" office:value-type="currency" office:currency="JPY" office:value="1397.79287725">
            <text:p>￥1,397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587.186406825">
            <text:p>￥27,58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8029.7807922">
            <text:p>￥108,03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52691">
            <text:p>52,6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691">
            <text:p>￥52,6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691">
            <text:p>52691</text:p>
          </table:table-cell>
          <table:table-cell table:style-name="ce23"/>
          <table:table-cell table:style-name="ce26" table:formula="of:=SUM([.I3:.I6])" office:value-type="currency" office:currency="JPY" office:value="5401.48903961">
            <text:p>￥5,40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9229">
            <text:p>0.0189229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80000">
            <text:p>￥980,000</text:p>
          </table:table-cell>
          <table:table-cell table:style-name="ce17" table:formula="of:=[.D3]*[.G3]" office:value-type="currency" office:currency="JPY" office:value="25110.442">
            <text:p>￥25,11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229">
            <text:p>0.0256229</text:p>
          </table:table-cell>
          <table:table-cell table:style-name="ce24" table:formula="of:=[.G3]*0.05" office:value-type="float" office:value="0.001281145">
            <text:p>0.0013</text:p>
          </table:table-cell>
          <table:table-cell table:style-name="ce27" table:formula="of:=[.H3]*[.D3]" office:value-type="currency" office:currency="JPY" office:value="1255.5221">
            <text:p>￥1,255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53.3471">
            <text:p>453.347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882">
            <text:p>￥42.882</text:p>
          </table:table-cell>
          <table:table-cell table:style-name="ce17" table:formula="of:=[.D4]*([.B4]+[.C4])" office:value-type="currency" office:currency="JPY" office:value="27279.2599422">
            <text:p>￥27,27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6.1471">
            <text:p>636.1471</text:p>
          </table:table-cell>
          <table:table-cell table:style-name="ce25" table:formula="of:=[.G4]*0.05" office:value-type="float" office:value="31.807355">
            <text:p>31.8</text:p>
          </table:table-cell>
          <table:table-cell table:style-name="ce27" table:formula="of:=[.H4]*[.D4]" office:value-type="currency" office:currency="JPY" office:value="1363.96299711">
            <text:p>￥1,364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186">
            <text:p>41.18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">
            <text:p>￥545.000</text:p>
          </table:table-cell>
          <table:table-cell table:style-name="ce17" table:formula="of:=[.D5]*[.G5]" office:value-type="currency" office:currency="JPY" office:value="27896.37">
            <text:p>￥27,89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186">
            <text:p>51.186</text:p>
          </table:table-cell>
          <table:table-cell table:style-name="ce23" table:formula="of:=[.G5]*0.05" office:value-type="float" office:value="2.5593">
            <text:p>3</text:p>
          </table:table-cell>
          <table:table-cell table:style-name="ce27" table:formula="of:=[.H5]*[.D5]" office:value-type="currency" office:currency="JPY" office:value="1394.8185">
            <text:p>￥1,394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793239">
            <text:p>0.2793239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1500">
            <text:p>￥71,500</text:p>
          </table:table-cell>
          <table:table-cell table:style-name="ce17" table:formula="of:=[.D6]*[.G6]" office:value-type="currency" office:currency="JPY" office:value="27743.70885">
            <text:p>￥27,74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80239">
            <text:p>0.3880239</text:p>
          </table:table-cell>
          <table:table-cell table:style-name="ce24" table:formula="of:=[.G6]*0.05" office:value-type="float" office:value="0.019401195">
            <text:p>0.0194</text:p>
          </table:table-cell>
          <table:table-cell table:style-name="ce27" table:formula="of:=[.H6]*[.D6]" office:value-type="currency" office:currency="JPY" office:value="1387.1854425">
            <text:p>￥1,38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007.44519805">
            <text:p>￥27,00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4463.2221201">
            <text:p>￥114,46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0603">
            <text:p>40,60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03">
            <text:p>￥40,60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03">
            <text:p>40603</text:p>
          </table:table-cell>
          <table:table-cell table:style-name="ce23"/>
          <table:table-cell table:style-name="ce26" table:formula="of:=SUM([.I3:.I6])" office:value-type="currency" office:currency="JPY" office:value="5723.161106005">
            <text:p>￥5,72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2258">
            <text:p>0.01922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8425">
            <text:p>￥1,008,425</text:p>
          </table:table-cell>
          <table:table-cell table:style-name="ce17" table:formula="of:=[.D3]*[.G3]" office:value-type="currency" office:currency="JPY" office:value="26144.224865">
            <text:p>￥26,14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258">
            <text:p>0.0259258</text:p>
          </table:table-cell>
          <table:table-cell table:style-name="ce24" table:formula="of:=[.G3]*0.05" office:value-type="float" office:value="0.00129629">
            <text:p>0.0013</text:p>
          </table:table-cell>
          <table:table-cell table:style-name="ce27" table:formula="of:=[.H3]*[.D3]" office:value-type="currency" office:currency="JPY" office:value="1307.21124325">
            <text:p>￥1,307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68.9677">
            <text:p>468.9677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4.9">
            <text:p>￥44.900</text:p>
          </table:table-cell>
          <table:table-cell table:style-name="ce17" table:formula="of:=[.D4]*([.B4]+[.C4])" office:value-type="currency" office:currency="JPY" office:value="29264.36973">
            <text:p>￥29,26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1.7677">
            <text:p>651.7677</text:p>
          </table:table-cell>
          <table:table-cell table:style-name="ce25" table:formula="of:=[.G4]*0.05" office:value-type="float" office:value="32.588385">
            <text:p>32.6</text:p>
          </table:table-cell>
          <table:table-cell table:style-name="ce27" table:formula="of:=[.H4]*[.D4]" office:value-type="currency" office:currency="JPY" office:value="1463.2184865">
            <text:p>￥1,463.2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2.8987">
            <text:p>42.898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3">
            <text:p>￥563.000</text:p>
          </table:table-cell>
          <table:table-cell table:style-name="ce17" table:formula="of:=[.D5]*[.G5]" office:value-type="currency" office:currency="JPY" office:value="29781.9681">
            <text:p>￥29,78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987">
            <text:p>52.8987</text:p>
          </table:table-cell>
          <table:table-cell table:style-name="ce23" table:formula="of:=[.G5]*0.05" office:value-type="float" office:value="2.644935">
            <text:p>3</text:p>
          </table:table-cell>
          <table:table-cell table:style-name="ce27" table:formula="of:=[.H5]*[.D5]" office:value-type="currency" office:currency="JPY" office:value="1489.098405">
            <text:p>￥1,489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8843281">
            <text:p>0.2884328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710">
            <text:p>￥73,710</text:p>
          </table:table-cell>
          <table:table-cell table:style-name="ce17" table:formula="of:=[.D6]*[.G6]" office:value-type="currency" office:currency="JPY" office:value="29272.6594251">
            <text:p>￥29,27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713281">
            <text:p>0.39713281</text:p>
          </table:table-cell>
          <table:table-cell table:style-name="ce24" table:formula="of:=[.G6]*0.05" office:value-type="float" office:value="0.0198566405">
            <text:p>0.0199</text:p>
          </table:table-cell>
          <table:table-cell table:style-name="ce27" table:formula="of:=[.H6]*[.D6]" office:value-type="currency" office:currency="JPY" office:value="1463.632971255">
            <text:p>￥1,463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8615.805530025">
            <text:p>￥28,616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6573.6905415">
            <text:p>￥116,57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34428">
            <text:p>34,42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4428">
            <text:p>￥34,42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4428">
            <text:p>34428</text:p>
          </table:table-cell>
          <table:table-cell table:style-name="ce23"/>
          <table:table-cell table:style-name="ce26" table:formula="of:=SUM([.I3:.I6])" office:value-type="currency" office:currency="JPY" office:value="5828.684527075">
            <text:p>￥5,82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3897">
            <text:p>0.0193389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7000">
            <text:p>￥1,017,000</text:p>
          </table:table-cell>
          <table:table-cell table:style-name="ce17" table:formula="of:=[.D3]*[.G3]" office:value-type="currency" office:currency="JPY" office:value="26481.63249">
            <text:p>￥26,48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03897">
            <text:p>0.02603897</text:p>
          </table:table-cell>
          <table:table-cell table:style-name="ce24" table:formula="of:=[.G3]*0.05" office:value-type="float" office:value="0.0013019485">
            <text:p>0.0013</text:p>
          </table:table-cell>
          <table:table-cell table:style-name="ce27" table:formula="of:=[.H3]*[.D3]" office:value-type="currency" office:currency="JPY" office:value="1324.0816245">
            <text:p>￥1,324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73.4531">
            <text:p>473.45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503">
            <text:p>￥43.503</text:p>
          </table:table-cell>
          <table:table-cell table:style-name="ce17" table:formula="of:=[.D4]*([.B4]+[.C4])" office:value-type="currency" office:currency="JPY" office:value="28548.9786093">
            <text:p>￥28,5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6.2531">
            <text:p>656.2531</text:p>
          </table:table-cell>
          <table:table-cell table:style-name="ce25" table:formula="of:=[.G4]*0.05" office:value-type="float" office:value="32.812655">
            <text:p>32.8</text:p>
          </table:table-cell>
          <table:table-cell table:style-name="ce27" table:formula="of:=[.H4]*[.D4]" office:value-type="currency" office:currency="JPY" office:value="1427.448930465">
            <text:p>￥1,42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3.8364">
            <text:p>43.836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87">
            <text:p>￥587.000</text:p>
          </table:table-cell>
          <table:table-cell table:style-name="ce17" table:formula="of:=[.D5]*[.G5]" office:value-type="currency" office:currency="JPY" office:value="31601.9668">
            <text:p>￥31,60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8364">
            <text:p>53.8364</text:p>
          </table:table-cell>
          <table:table-cell table:style-name="ce23" table:formula="of:=[.G5]*0.05" office:value-type="float" office:value="2.69182">
            <text:p>3</text:p>
          </table:table-cell>
          <table:table-cell table:style-name="ce27" table:formula="of:=[.H5]*[.D5]" office:value-type="currency" office:currency="JPY" office:value="1580.09834">
            <text:p>￥1,580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174286">
            <text:p>0.29174286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4770">
            <text:p>￥74,770</text:p>
          </table:table-cell>
          <table:table-cell table:style-name="ce17" table:formula="of:=[.D6]*[.G6]" office:value-type="currency" office:currency="JPY" office:value="29941.1126422">
            <text:p>￥2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044286">
            <text:p>0.40044286</text:p>
          </table:table-cell>
          <table:table-cell table:style-name="ce24" table:formula="of:=[.G6]*0.05" office:value-type="float" office:value="0.020022143">
            <text:p>0.0200</text:p>
          </table:table-cell>
          <table:table-cell table:style-name="ce27" table:formula="of:=[.H6]*[.D6]" office:value-type="currency" office:currency="JPY" office:value="1497.05563211">
            <text:p>￥1,4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143.422635375">
            <text:p>￥29,14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7388.11126995">
            <text:p>￥117,38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8202">
            <text:p>28,20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8202">
            <text:p>￥28,20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8202">
            <text:p>28202</text:p>
          </table:table-cell>
          <table:table-cell table:style-name="ce23"/>
          <table:table-cell table:style-name="ce26" table:formula="of:=SUM([.I3:.I6])" office:value-type="currency" office:currency="JPY" office:value="5869.4055634975">
            <text:p>￥5,86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47963">
            <text:p>0.0194796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3365">
            <text:p>￥1,003,365</text:p>
          </table:table-cell>
          <table:table-cell table:style-name="ce17" table:formula="of:=[.D3]*[.G3]" office:value-type="currency" office:currency="JPY" office:value="26267.72445495">
            <text:p>￥26,2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7963">
            <text:p>0.02617963</text:p>
          </table:table-cell>
          <table:table-cell table:style-name="ce24" table:formula="of:=[.G3]*0.05" office:value-type="float" office:value="0.0013089815">
            <text:p>0.0013</text:p>
          </table:table-cell>
          <table:table-cell table:style-name="ce27" table:formula="of:=[.H3]*[.D3]" office:value-type="currency" office:currency="JPY" office:value="1313.3862227475">
            <text:p>￥1,31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78.9719">
            <text:p>478.971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4">
            <text:p>￥43.400</text:p>
          </table:table-cell>
          <table:table-cell table:style-name="ce17" table:formula="of:=[.D4]*([.B4]+[.C4])" office:value-type="currency" office:currency="JPY" office:value="28720.90046">
            <text:p>￥28,72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1.7719">
            <text:p>661.7719</text:p>
          </table:table-cell>
          <table:table-cell table:style-name="ce25" table:formula="of:=[.G4]*0.05" office:value-type="float" office:value="33.088595">
            <text:p>33.1</text:p>
          </table:table-cell>
          <table:table-cell table:style-name="ce27" table:formula="of:=[.H4]*[.D4]" office:value-type="currency" office:currency="JPY" office:value="1436.045023">
            <text:p>￥1,43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4.6391">
            <text:p>44.639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600">
            <text:p>￥600.000</text:p>
          </table:table-cell>
          <table:table-cell table:style-name="ce17" table:formula="of:=[.D5]*[.G5]" office:value-type="currency" office:currency="JPY" office:value="32783.46">
            <text:p>￥32,78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4.6391">
            <text:p>54.6391</text:p>
          </table:table-cell>
          <table:table-cell table:style-name="ce23" table:formula="of:=[.G5]*0.05" office:value-type="float" office:value="2.731955">
            <text:p>3</text:p>
          </table:table-cell>
          <table:table-cell table:style-name="ce27" table:formula="of:=[.H5]*[.D5]" office:value-type="currency" office:currency="JPY" office:value="1639.173">
            <text:p>￥1,6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5311">
            <text:p>0.29531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305">
            <text:p>￥73,305</text:p>
          </table:table-cell>
          <table:table-cell table:style-name="ce17" table:formula="of:=[.D6]*[.G6]" office:value-type="currency" office:currency="JPY" office:value="29616.026355">
            <text:p>￥29,61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4011">
            <text:p>0.404011</text:p>
          </table:table-cell>
          <table:table-cell table:style-name="ce24" table:formula="of:=[.G6]*0.05" office:value-type="float" office:value="0.02020055">
            <text:p>0.0202</text:p>
          </table:table-cell>
          <table:table-cell table:style-name="ce27" table:formula="of:=[.H6]*[.D6]" office:value-type="currency" office:currency="JPY" office:value="1480.80131775">
            <text:p>￥1,4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347.0278174875">
            <text:p>￥29,34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809.4701982">
            <text:p>￥110,80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2570">
            <text:p>22,57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2570">
            <text:p>￥22,57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2570">
            <text:p>22570</text:p>
          </table:table-cell>
          <table:table-cell table:style-name="ce23"/>
          <table:table-cell table:style-name="ce26" table:formula="of:=SUM([.I3:.I6])" office:value-type="currency" office:currency="JPY" office:value="5540.47350991">
            <text:p>￥5,54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46535">
            <text:p>0.0194653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70120">
            <text:p>￥970,120</text:p>
          </table:table-cell>
          <table:table-cell table:style-name="ce17" table:formula="of:=[.D3]*[.G3]" office:value-type="currency" office:currency="JPY" office:value="25383.529342">
            <text:p>￥25,38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6535">
            <text:p>0.02616535</text:p>
          </table:table-cell>
          <table:table-cell table:style-name="ce24" table:formula="of:=[.G3]*0.05" office:value-type="float" office:value="0.0013082675">
            <text:p>0.0013</text:p>
          </table:table-cell>
          <table:table-cell table:style-name="ce27" table:formula="of:=[.H3]*[.D3]" office:value-type="currency" office:currency="JPY" office:value="1269.1764671">
            <text:p>￥1,269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82.9206">
            <text:p>482.920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659">
            <text:p>￥41.659</text:p>
          </table:table-cell>
          <table:table-cell table:style-name="ce17" table:formula="of:=[.D4]*([.B4]+[.C4])" office:value-type="currency" office:currency="JPY" office:value="27733.2544754">
            <text:p>￥27,73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5.7206">
            <text:p>665.7206</text:p>
          </table:table-cell>
          <table:table-cell table:style-name="ce25" table:formula="of:=[.G4]*0.05" office:value-type="float" office:value="33.28603">
            <text:p>33.3</text:p>
          </table:table-cell>
          <table:table-cell table:style-name="ce27" table:formula="of:=[.H4]*[.D4]" office:value-type="currency" office:currency="JPY" office:value="1386.66272377">
            <text:p>￥1,386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3.9825">
            <text:p>43.982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.5">
            <text:p>￥545.500</text:p>
          </table:table-cell>
          <table:table-cell table:style-name="ce17" table:formula="of:=[.D5]*[.G5]" office:value-type="currency" office:currency="JPY" office:value="29447.45375">
            <text:p>￥29,44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9825">
            <text:p>53.9825</text:p>
          </table:table-cell>
          <table:table-cell table:style-name="ce23" table:formula="of:=[.G5]*0.05" office:value-type="float" office:value="2.699125">
            <text:p>3</text:p>
          </table:table-cell>
          <table:table-cell table:style-name="ce27" table:formula="of:=[.H5]*[.D5]" office:value-type="currency" office:currency="JPY" office:value="1472.3726875">
            <text:p>￥1,47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782321">
            <text:p>0.2978232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480">
            <text:p>￥69,480</text:p>
          </table:table-cell>
          <table:table-cell table:style-name="ce17" table:formula="of:=[.D6]*[.G6]" office:value-type="currency" office:currency="JPY" office:value="28245.2326308">
            <text:p>￥28,2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652321">
            <text:p>0.40652321</text:p>
          </table:table-cell>
          <table:table-cell table:style-name="ce24" table:formula="of:=[.G6]*0.05" office:value-type="float" office:value="0.0203261605">
            <text:p>0.0203</text:p>
          </table:table-cell>
          <table:table-cell table:style-name="ce27" table:formula="of:=[.H6]*[.D6]" office:value-type="currency" office:currency="JPY" office:value="1412.26163154">
            <text:p>￥1,412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702.36754955">
            <text:p>￥27,702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91.984471">
            <text:p>￥110,39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7142">
            <text:p>17,14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142">
            <text:p>￥17,14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142">
            <text:p>17142</text:p>
          </table:table-cell>
          <table:table-cell table:style-name="ce23"/>
          <table:table-cell table:style-name="ce26" table:formula="of:=SUM([.I3:.I6])" office:value-type="currency" office:currency="JPY" office:value="5519.59922355">
            <text:p>￥5,5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68236">
            <text:p>0.0196823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0800">
            <text:p>￥1,010,800</text:p>
          </table:table-cell>
          <table:table-cell table:style-name="ce17" table:formula="of:=[.D3]*[.G3]" office:value-type="currency" office:currency="JPY" office:value="26667.289488">
            <text:p>￥26,66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8236">
            <text:p>0.02638236</text:p>
          </table:table-cell>
          <table:table-cell table:style-name="ce24" table:formula="of:=[.G3]*0.05" office:value-type="float" office:value="0.001319118">
            <text:p>0.0013</text:p>
          </table:table-cell>
          <table:table-cell table:style-name="ce27" table:formula="of:=[.H3]*[.D3]" office:value-type="currency" office:currency="JPY" office:value="1333.3644744">
            <text:p>￥1,33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91.4224">
            <text:p>491.422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3">
            <text:p>￥42.300</text:p>
          </table:table-cell>
          <table:table-cell table:style-name="ce17" table:formula="of:=[.D4]*([.B4]+[.C4])" office:value-type="currency" office:currency="JPY" office:value="28519.60752">
            <text:p>￥28,5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74.2224">
            <text:p>674.2224</text:p>
          </table:table-cell>
          <table:table-cell table:style-name="ce25" table:formula="of:=[.G4]*0.05" office:value-type="float" office:value="33.71112">
            <text:p>33.7</text:p>
          </table:table-cell>
          <table:table-cell table:style-name="ce27" table:formula="of:=[.H4]*[.D4]" office:value-type="currency" office:currency="JPY" office:value="1425.980376">
            <text:p>￥1,42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3.3889">
            <text:p>43.38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00">
            <text:p>￥500.000</text:p>
          </table:table-cell>
          <table:table-cell table:style-name="ce17" table:formula="of:=[.D5]*[.G5]" office:value-type="currency" office:currency="JPY" office:value="26694.45">
            <text:p>￥26,69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3889">
            <text:p>53.3889</text:p>
          </table:table-cell>
          <table:table-cell table:style-name="ce23" table:formula="of:=[.G5]*0.05" office:value-type="float" office:value="2.669445">
            <text:p>3</text:p>
          </table:table-cell>
          <table:table-cell table:style-name="ce27" table:formula="of:=[.H5]*[.D5]" office:value-type="currency" office:currency="JPY" office:value="1334.7225">
            <text:p>￥1,334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0270891">
            <text:p>0.3027089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300">
            <text:p>￥69,300</text:p>
          </table:table-cell>
          <table:table-cell table:style-name="ce17" table:formula="of:=[.D6]*[.G6]" office:value-type="currency" office:currency="JPY" office:value="28510.637463">
            <text:p>￥28,51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140891">
            <text:p>0.41140891</text:p>
          </table:table-cell>
          <table:table-cell table:style-name="ce24" table:formula="of:=[.G6]*0.05" office:value-type="float" office:value="0.0205704455">
            <text:p>0.0206</text:p>
          </table:table-cell>
          <table:table-cell table:style-name="ce27" table:formula="of:=[.H6]*[.D6]" office:value-type="currency" office:currency="JPY" office:value="1425.53187315">
            <text:p>￥1,425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7597.99611775">
            <text:p>￥27,59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2812.389174">
            <text:p>￥112,8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660">
            <text:p>11,6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660">
            <text:p>￥11,6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660">
            <text:p>11660</text:p>
          </table:table-cell>
          <table:table-cell table:style-name="ce23"/>
          <table:table-cell table:style-name="ce26" table:formula="of:=SUM([.I3:.I6])" office:value-type="currency" office:currency="JPY" office:value="5640.6194587">
            <text:p>￥5,64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88236">
            <text:p>0.02188236</text:p>
          </table:table-cell>
          <table:table-cell table:style-name="ce8" office:value-type="float" office:value="0.0046">
            <text:p>0.0046</text:p>
          </table:table-cell>
          <table:table-cell table:style-name="ce12" office:value-type="currency" office:currency="JPY" office:value="1019525">
            <text:p>￥1,019,525</text:p>
          </table:table-cell>
          <table:table-cell table:style-name="ce17" table:formula="of:=[.D3]*[.G3]" office:value-type="currency" office:currency="JPY" office:value="26999.428079">
            <text:p>￥26,99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236">
            <text:p>0.02648236</text:p>
          </table:table-cell>
          <table:table-cell table:style-name="ce24" table:formula="of:=[.G3]*0.05" office:value-type="float" office:value="0.001324118">
            <text:p>0.0013</text:p>
          </table:table-cell>
          <table:table-cell table:style-name="ce27" table:formula="of:=[.H3]*[.D3]" office:value-type="currency" office:currency="JPY" office:value="1349.97140395">
            <text:p>￥1,350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51.1267">
            <text:p>551.1267</text:p>
          </table:table-cell>
          <table:table-cell table:style-name="ce9" office:value-type="float" office:value="129.2">
            <text:p>129.2</text:p>
          </table:table-cell>
          <table:table-cell table:style-name="ce13" office:value-type="currency" office:currency="JPY" office:value="44.91">
            <text:p>￥44.910</text:p>
          </table:table-cell>
          <table:table-cell table:style-name="ce17" table:formula="of:=[.D4]*([.B4]+[.C4])" office:value-type="currency" office:currency="JPY" office:value="30553.472097">
            <text:p>￥30,55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0.3267">
            <text:p>680.3267</text:p>
          </table:table-cell>
          <table:table-cell table:style-name="ce25" table:formula="of:=[.G4]*0.05" office:value-type="float" office:value="34.016335">
            <text:p>34.0</text:p>
          </table:table-cell>
          <table:table-cell table:style-name="ce27" table:formula="of:=[.H4]*[.D4]" office:value-type="currency" office:currency="JPY" office:value="1527.67360485">
            <text:p>￥1,527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314">
            <text:p>40.531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50.1">
            <text:p>￥450.100</text:p>
          </table:table-cell>
          <table:table-cell table:style-name="ce17" table:formula="of:=[.D5]*[.G5]" office:value-type="currency" office:currency="JPY" office:value="23644.38314">
            <text:p>￥23,64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5314">
            <text:p>52.5314</text:p>
          </table:table-cell>
          <table:table-cell table:style-name="ce23" table:formula="of:=[.G5]*0.05" office:value-type="float" office:value="2.62657">
            <text:p>3</text:p>
          </table:table-cell>
          <table:table-cell table:style-name="ce27" table:formula="of:=[.H5]*[.D5]" office:value-type="currency" office:currency="JPY" office:value="1182.219157">
            <text:p>￥1,182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398962">
            <text:p>0.3398962</text:p>
          </table:table-cell>
          <table:table-cell table:style-name="ce8" office:value-type="float" office:value="0.0756">
            <text:p>0.0756</text:p>
          </table:table-cell>
          <table:table-cell table:style-name="ce14" office:value-type="currency" office:currency="JPY" office:value="76090">
            <text:p>￥76,090</text:p>
          </table:table-cell>
          <table:table-cell table:style-name="ce17" table:formula="of:=[.D6]*[.G6]" office:value-type="currency" office:currency="JPY" office:value="31615.105858">
            <text:p>￥31,61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54962">
            <text:p>0.4154962</text:p>
          </table:table-cell>
          <table:table-cell table:style-name="ce24" table:formula="of:=[.G6]*0.05" office:value-type="float" office:value="0.02077481">
            <text:p>0.0208</text:p>
          </table:table-cell>
          <table:table-cell table:style-name="ce27" table:formula="of:=[.H6]*[.D6]" office:value-type="currency" office:currency="JPY" office:value="1580.7552929">
            <text:p>￥1,5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8203.0972935">
            <text:p>￥28,20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6306.6690143">
            <text:p>￥106,30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862">
            <text:p>5,86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862">
            <text:p>￥5,86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862">
            <text:p>5862</text:p>
          </table:table-cell>
          <table:table-cell table:style-name="ce23"/>
          <table:table-cell table:style-name="ce26" table:formula="of:=SUM([.I3:.I6])" office:value-type="currency" office:currency="JPY" office:value="5315.333450715">
            <text:p>￥5,31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5438">
            <text:p>0.02055438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6810">
            <text:p>￥966,810</text:p>
          </table:table-cell>
          <table:table-cell table:style-name="ce17" table:formula="of:=[.D3]*[.G3]" office:value-type="currency" office:currency="JPY" office:value="25576.3591278">
            <text:p>￥25,57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5438">
            <text:p>0.02645438</text:p>
          </table:table-cell>
          <table:table-cell table:style-name="ce24" table:formula="of:=[.G3]*0.05" office:value-type="float" office:value="0.001322719">
            <text:p>0.0013</text:p>
          </table:table-cell>
          <table:table-cell table:style-name="ce27" table:formula="of:=[.H3]*[.D3]" office:value-type="currency" office:currency="JPY" office:value="1278.81795639">
            <text:p>￥1,278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0.5111">
            <text:p>520.5111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84">
            <text:p>￥41.840</text:p>
          </table:table-cell>
          <table:table-cell table:style-name="ce17" table:formula="of:=[.D4]*([.B4]+[.C4])" office:value-type="currency" office:currency="JPY" office:value="28706.888424">
            <text:p>￥28,70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6.1111">
            <text:p>686.1111</text:p>
          </table:table-cell>
          <table:table-cell table:style-name="ce25" table:formula="of:=[.G4]*0.05" office:value-type="float" office:value="34.305555">
            <text:p>34.3</text:p>
          </table:table-cell>
          <table:table-cell table:style-name="ce27" table:formula="of:=[.H4]*[.D4]" office:value-type="currency" office:currency="JPY" office:value="1435.3444212">
            <text:p>￥1,435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6229">
            <text:p>42.622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8">
            <text:p>￥438.000</text:p>
          </table:table-cell>
          <table:table-cell table:style-name="ce17" table:formula="of:=[.D5]*[.G5]" office:value-type="currency" office:currency="JPY" office:value="23048.8302">
            <text:p>￥23,04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229">
            <text:p>52.6229</text:p>
          </table:table-cell>
          <table:table-cell table:style-name="ce23" table:formula="of:=[.G5]*0.05" office:value-type="float" office:value="2.631145">
            <text:p>3</text:p>
          </table:table-cell>
          <table:table-cell table:style-name="ce27" table:formula="of:=[.H5]*[.D5]" office:value-type="currency" office:currency="JPY" office:value="1152.44151">
            <text:p>￥1,15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130565">
            <text:p>0.32130565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9250">
            <text:p>￥69,250</text:p>
          </table:table-cell>
          <table:table-cell table:style-name="ce17" table:formula="of:=[.D6]*[.G6]" office:value-type="currency" office:currency="JPY" office:value="28974.5912625">
            <text:p>￥28,97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840565">
            <text:p>0.41840565</text:p>
          </table:table-cell>
          <table:table-cell table:style-name="ce24" table:formula="of:=[.G6]*0.05" office:value-type="float" office:value="0.0209202825">
            <text:p>0.0209</text:p>
          </table:table-cell>
          <table:table-cell table:style-name="ce27" table:formula="of:=[.H6]*[.D6]" office:value-type="currency" office:currency="JPY" office:value="1448.729563125">
            <text:p>￥1,448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576.667253575">
            <text:p>￥26,57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5205.6973419">
            <text:p>￥105,20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1611">
            <text:p>121,61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1611">
            <text:p>￥121,61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1611">
            <text:p>121611</text:p>
          </table:table-cell>
          <table:table-cell table:style-name="ce23"/>
          <table:table-cell table:style-name="ce26" table:formula="of:=SUM([.I3:.I6])" office:value-type="currency" office:currency="JPY" office:value="5260.284867095">
            <text:p>￥5,26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2959">
            <text:p>0.0205295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1300">
            <text:p>￥961,300</text:p>
          </table:table-cell>
          <table:table-cell table:style-name="ce17" table:formula="of:=[.D3]*[.G3]" office:value-type="currency" office:currency="JPY" office:value="25406.764867">
            <text:p>￥25,40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2959">
            <text:p>0.02642959</text:p>
          </table:table-cell>
          <table:table-cell table:style-name="ce24" table:formula="of:=[.G3]*0.05" office:value-type="float" office:value="0.0013214795">
            <text:p>0.0013</text:p>
          </table:table-cell>
          <table:table-cell table:style-name="ce27" table:formula="of:=[.H3]*[.D3]" office:value-type="currency" office:currency="JPY" office:value="1270.33824335">
            <text:p>￥1,270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6.2337">
            <text:p>526.233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798">
            <text:p>￥41.798</text:p>
          </table:table-cell>
          <table:table-cell table:style-name="ce17" table:formula="of:=[.D4]*([.B4]+[.C4])" office:value-type="currency" office:currency="JPY" office:value="28917.2649926">
            <text:p>￥28,91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1.8337">
            <text:p>691.8337</text:p>
          </table:table-cell>
          <table:table-cell table:style-name="ce25" table:formula="of:=[.G4]*0.05" office:value-type="float" office:value="34.591685">
            <text:p>34.6</text:p>
          </table:table-cell>
          <table:table-cell table:style-name="ce27" table:formula="of:=[.H4]*[.D4]" office:value-type="currency" office:currency="JPY" office:value="1445.86324963">
            <text:p>￥1,445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669">
            <text:p>42.66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3.8">
            <text:p>￥433.800</text:p>
          </table:table-cell>
          <table:table-cell table:style-name="ce17" table:formula="of:=[.D5]*[.G5]" office:value-type="currency" office:currency="JPY" office:value="22847.8122">
            <text:p>￥22,84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69">
            <text:p>52.669</text:p>
          </table:table-cell>
          <table:table-cell table:style-name="ce23" table:formula="of:=[.G5]*0.05" office:value-type="float" office:value="2.63345">
            <text:p>3</text:p>
          </table:table-cell>
          <table:table-cell table:style-name="ce27" table:formula="of:=[.H5]*[.D5]" office:value-type="currency" office:currency="JPY" office:value="1142.39061">
            <text:p>￥1,14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389197">
            <text:p>0.32389197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6590">
            <text:p>￥66,590</text:p>
          </table:table-cell>
          <table:table-cell table:style-name="ce17" table:formula="of:=[.D6]*[.G6]" office:value-type="currency" office:currency="JPY" office:value="28033.8552823">
            <text:p>￥28,03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099197">
            <text:p>0.42099197</text:p>
          </table:table-cell>
          <table:table-cell table:style-name="ce24" table:formula="of:=[.G6]*0.05" office:value-type="float" office:value="0.0210495985">
            <text:p>0.0210</text:p>
          </table:table-cell>
          <table:table-cell table:style-name="ce27" table:formula="of:=[.H6]*[.D6]" office:value-type="currency" office:currency="JPY" office:value="1401.692764115">
            <text:p>￥1,401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301.424335475">
            <text:p>￥26,30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4315.27993">
            <text:p>￥104,3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960">
            <text:p>115,9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960">
            <text:p>￥115,9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960">
            <text:p>115960</text:p>
          </table:table-cell>
          <table:table-cell table:style-name="ce23"/>
          <table:table-cell table:style-name="ce26" table:formula="of:=SUM([.I3:.I6])" office:value-type="currency" office:currency="JPY" office:value="5215.7639965">
            <text:p>￥5,21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012">
            <text:p>0.0206012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50050">
            <text:p>￥950,050</text:p>
          </table:table-cell>
          <table:table-cell table:style-name="ce17" table:formula="of:=[.D3]*[.G3]" office:value-type="currency" office:currency="JPY" office:value="25177.46506">
            <text:p>￥25,17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5012">
            <text:p>0.0265012</text:p>
          </table:table-cell>
          <table:table-cell table:style-name="ce24" table:formula="of:=[.G3]*0.05" office:value-type="float" office:value="0.00132506">
            <text:p>0.0013</text:p>
          </table:table-cell>
          <table:table-cell table:style-name="ce27" table:formula="of:=[.H3]*[.D3]" office:value-type="currency" office:currency="JPY" office:value="1258.873253">
            <text:p>￥1,258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33.6403">
            <text:p>533.6403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4">
            <text:p>￥41.400</text:p>
          </table:table-cell>
          <table:table-cell table:style-name="ce17" table:formula="of:=[.D4]*([.B4]+[.C4])" office:value-type="currency" office:currency="JPY" office:value="28948.54842">
            <text:p>￥28,9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9.2403">
            <text:p>699.2403</text:p>
          </table:table-cell>
          <table:table-cell table:style-name="ce25" table:formula="of:=[.G4]*0.05" office:value-type="float" office:value="34.962015">
            <text:p>35.0</text:p>
          </table:table-cell>
          <table:table-cell table:style-name="ce27" table:formula="of:=[.H4]*[.D4]" office:value-type="currency" office:currency="JPY" office:value="1447.427421">
            <text:p>￥1,44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8547">
            <text:p>42.854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28">
            <text:p>￥428.000</text:p>
          </table:table-cell>
          <table:table-cell table:style-name="ce17" table:formula="of:=[.D5]*[.G5]" office:value-type="currency" office:currency="JPY" office:value="22621.8116">
            <text:p>￥22,6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547">
            <text:p>52.8547</text:p>
          </table:table-cell>
          <table:table-cell table:style-name="ce23" table:formula="of:=[.G5]*0.05" office:value-type="float" office:value="2.642735">
            <text:p>3</text:p>
          </table:table-cell>
          <table:table-cell table:style-name="ce27" table:formula="of:=[.H5]*[.D5]" office:value-type="currency" office:currency="JPY" office:value="1131.09058">
            <text:p>￥1,131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701469">
            <text:p>0.32701469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5000">
            <text:p>￥65,000</text:p>
          </table:table-cell>
          <table:table-cell table:style-name="ce17" table:formula="of:=[.D6]*[.G6]" office:value-type="currency" office:currency="JPY" office:value="27567.45485">
            <text:p>￥27,56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411469">
            <text:p>0.42411469</text:p>
          </table:table-cell>
          <table:table-cell table:style-name="ce24" table:formula="of:=[.G6]*0.05" office:value-type="float" office:value="0.0212057345">
            <text:p>0.0212</text:p>
          </table:table-cell>
          <table:table-cell table:style-name="ce27" table:formula="of:=[.H6]*[.D6]" office:value-type="currency" office:currency="JPY" office:value="1378.3727425">
            <text:p>￥1,378.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078.8199825">
            <text:p>￥26,07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3674.738167">
            <text:p>￥103,67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0336">
            <text:p>110,3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0336">
            <text:p>￥110,3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336">
            <text:p>110336</text:p>
          </table:table-cell>
          <table:table-cell table:style-name="ce23"/>
          <table:table-cell table:style-name="ce26" table:formula="of:=SUM([.I3:.I6])" office:value-type="currency" office:currency="JPY" office:value="5183.73690835">
            <text:p>￥5,184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8866">
            <text:p>0.02058866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14000">
            <text:p>￥914,000</text:p>
          </table:table-cell>
          <table:table-cell table:style-name="ce17" table:formula="of:=[.D3]*[.G3]" office:value-type="currency" office:currency="JPY" office:value="24210.63524">
            <text:p>￥24,2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866">
            <text:p>0.02648866</text:p>
          </table:table-cell>
          <table:table-cell table:style-name="ce24" table:formula="of:=[.G3]*0.05" office:value-type="float" office:value="0.001324433">
            <text:p>0.0013</text:p>
          </table:table-cell>
          <table:table-cell table:style-name="ce27" table:formula="of:=[.H3]*[.D3]" office:value-type="currency" office:currency="JPY" office:value="1210.531762">
            <text:p>￥1,210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40.3417">
            <text:p>540.341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95">
            <text:p>￥41.950</text:p>
          </table:table-cell>
          <table:table-cell table:style-name="ce17" table:formula="of:=[.D4]*([.B4]+[.C4])" office:value-type="currency" office:currency="JPY" office:value="29614.254315">
            <text:p>￥29,6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05.9417">
            <text:p>705.9417</text:p>
          </table:table-cell>
          <table:table-cell table:style-name="ce25" table:formula="of:=[.G4]*0.05" office:value-type="float" office:value="35.297085">
            <text:p>35.3</text:p>
          </table:table-cell>
          <table:table-cell table:style-name="ce27" table:formula="of:=[.H4]*[.D4]" office:value-type="currency" office:currency="JPY" office:value="1480.71271575">
            <text:p>￥1,48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9735">
            <text:p>41.973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31">
            <text:p>￥431.000</text:p>
          </table:table-cell>
          <table:table-cell table:style-name="ce17" table:formula="of:=[.D5]*[.G5]" office:value-type="currency" office:currency="JPY" office:value="22831.5785">
            <text:p>￥22,83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9735">
            <text:p>52.9735</text:p>
          </table:table-cell>
          <table:table-cell table:style-name="ce23" table:formula="of:=[.G5]*0.05" office:value-type="float" office:value="2.648675">
            <text:p>3</text:p>
          </table:table-cell>
          <table:table-cell table:style-name="ce27" table:formula="of:=[.H5]*[.D5]" office:value-type="currency" office:currency="JPY" office:value="1141.578925">
            <text:p>￥1,141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table:formula="of:=0.32905568" office:value-type="float" office:value="0.32905568">
            <text:p>0.32905568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3400">
            <text:p>￥63,400</text:p>
          </table:table-cell>
          <table:table-cell table:style-name="ce17" table:formula="of:=[.D6]*[.G6]" office:value-type="currency" office:currency="JPY" office:value="27018.270112">
            <text:p>￥27,018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615568">
            <text:p>0.42615568</text:p>
          </table:table-cell>
          <table:table-cell table:style-name="ce24" table:formula="of:=[.G6]*0.05" office:value-type="float" office:value="0.021307784">
            <text:p>0.0213</text:p>
          </table:table-cell>
          <table:table-cell table:style-name="ce27" table:formula="of:=[.H6]*[.D6]" office:value-type="currency" office:currency="JPY" office:value="1350.9135056">
            <text:p>￥1,350.9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918.68454175">
            <text:p>￥25,91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452.6148954">
            <text:p>￥99,4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3279">
            <text:p>103,27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3279">
            <text:p>￥103,27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279">
            <text:p>103279</text:p>
          </table:table-cell>
          <table:table-cell table:style-name="ce23"/>
          <table:table-cell table:style-name="ce26" table:formula="of:=SUM([.I3:.I6])" office:value-type="currency" office:currency="JPY" office:value="4972.63074477">
            <text:p>￥4,9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4185">
            <text:p>0.02054185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81600">
            <text:p>￥881,600</text:p>
          </table:table-cell>
          <table:table-cell table:style-name="ce17" table:formula="of:=[.D3]*[.G3]" office:value-type="currency" office:currency="JPY" office:value="23311.13496">
            <text:p>￥23,3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4185">
            <text:p>0.02644185</text:p>
          </table:table-cell>
          <table:table-cell table:style-name="ce24" table:formula="of:=[.G3]*0.05" office:value-type="float" office:value="0.0013220925">
            <text:p>0.0013</text:p>
          </table:table-cell>
          <table:table-cell table:style-name="ce27" table:formula="of:=[.H3]*[.D3]" office:value-type="currency" office:currency="JPY" office:value="1165.556748">
            <text:p>￥1,165.6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46.6586">
            <text:p>546.6586</text:p>
          </table:table-cell>
          <table:table-cell table:style-name="ce9" office:value-type="float" office:value="134.9">
            <text:p>134.9</text:p>
          </table:table-cell>
          <table:table-cell table:style-name="ce13" office:value-type="currency" office:currency="JPY" office:value="41.23">
            <text:p>￥41.230</text:p>
          </table:table-cell>
          <table:table-cell table:style-name="ce17" table:formula="of:=[.D4]*([.B4]+[.C4])" office:value-type="currency" office:currency="JPY" office:value="28100.661078">
            <text:p>￥28,10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1.5586">
            <text:p>681.5586</text:p>
          </table:table-cell>
          <table:table-cell table:style-name="ce25" table:formula="of:=[.G4]*0.05" office:value-type="float" office:value="34.07793">
            <text:p>34.1</text:p>
          </table:table-cell>
          <table:table-cell table:style-name="ce27" table:formula="of:=[.H4]*[.D4]" office:value-type="currency" office:currency="JPY" office:value="1405.0330539">
            <text:p>￥1,405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8345">
            <text:p>41.834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19.7">
            <text:p>￥419.700</text:p>
          </table:table-cell>
          <table:table-cell table:style-name="ce17" table:formula="of:=[.D5]*[.G5]" office:value-type="currency" office:currency="JPY" office:value="22174.63965">
            <text:p>￥22,17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345">
            <text:p>52.8345</text:p>
          </table:table-cell>
          <table:table-cell table:style-name="ce23" table:formula="of:=[.G5]*0.05" office:value-type="float" office:value="2.641725">
            <text:p>3</text:p>
          </table:table-cell>
          <table:table-cell table:style-name="ce27" table:formula="of:=[.H5]*[.D5]" office:value-type="currency" office:currency="JPY" office:value="1108.7319825">
            <text:p>￥1,108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768142">
            <text:p>0.34768142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7470">
            <text:p>￥57,470</text:p>
          </table:table-cell>
          <table:table-cell table:style-name="ce17" table:formula="of:=[.D6]*[.G6]" office:value-type="currency" office:currency="JPY" office:value="25866.1792074">
            <text:p>￥25,86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08142">
            <text:p>0.45008142</text:p>
          </table:table-cell>
          <table:table-cell table:style-name="ce24" table:formula="of:=[.G6]*0.05" office:value-type="float" office:value="0.022504071">
            <text:p>0.0225</text:p>
          </table:table-cell>
          <table:table-cell table:style-name="ce27" table:formula="of:=[.H6]*[.D6]" office:value-type="currency" office:currency="JPY" office:value="1293.30896037">
            <text:p>￥1,293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863.15372385">
            <text:p>￥24,86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960.938033">
            <text:p>￥97,96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6351">
            <text:p>96,35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6351">
            <text:p>￥96,35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6351">
            <text:p>96351</text:p>
          </table:table-cell>
          <table:table-cell table:style-name="ce23"/>
          <table:table-cell table:style-name="ce26" table:formula="of:=SUM([.I3:.I6])" office:value-type="currency" office:currency="JPY" office:value="4898.04690165">
            <text:p>￥4,8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4539">
            <text:p>0.020453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445">
            <text:p>￥868,445</text:p>
          </table:table-cell>
          <table:table-cell table:style-name="ce17" table:formula="of:=[.D3]*[.G3]" office:value-type="currency" office:currency="JPY" office:value="22886.9126855">
            <text:p>￥22,8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539">
            <text:p>0.0263539</text:p>
          </table:table-cell>
          <table:table-cell table:style-name="ce24" table:formula="of:=[.G3]*0.05" office:value-type="float" office:value="0.001317695">
            <text:p>0.0013</text:p>
          </table:table-cell>
          <table:table-cell table:style-name="ce27" table:formula="of:=[.H3]*[.D3]" office:value-type="currency" office:currency="JPY" office:value="1144.345634275">
            <text:p>￥1,144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0.4953">
            <text:p>580.495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8.795">
            <text:p>￥38.795</text:p>
          </table:table-cell>
          <table:table-cell table:style-name="ce17" table:formula="of:=[.D4]*([.B4]+[.C4])" office:value-type="currency" office:currency="JPY" office:value="29239.6091635">
            <text:p>￥29,24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3.6953">
            <text:p>753.6953</text:p>
          </table:table-cell>
          <table:table-cell table:style-name="ce25" table:formula="of:=[.G4]*0.05" office:value-type="float" office:value="37.684765">
            <text:p>37.7</text:p>
          </table:table-cell>
          <table:table-cell table:style-name="ce27" table:formula="of:=[.H4]*[.D4]" office:value-type="currency" office:currency="JPY" office:value="1461.980458175">
            <text:p>￥1,462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4861">
            <text:p>41.486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96">
            <text:p>￥396.000</text:p>
          </table:table-cell>
          <table:table-cell table:style-name="ce17" table:formula="of:=[.D5]*[.G5]" office:value-type="currency" office:currency="JPY" office:value="20784.4956">
            <text:p>￥20,78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4861">
            <text:p>52.4861</text:p>
          </table:table-cell>
          <table:table-cell table:style-name="ce23" table:formula="of:=[.G5]*0.05" office:value-type="float" office:value="2.624305">
            <text:p>3</text:p>
          </table:table-cell>
          <table:table-cell table:style-name="ce27" table:formula="of:=[.H5]*[.D5]" office:value-type="currency" office:currency="JPY" office:value="1039.22478">
            <text:p>￥1,0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813814">
            <text:p>0.34813814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600">
            <text:p>￥55,600</text:p>
          </table:table-cell>
          <table:table-cell table:style-name="ce17" table:formula="of:=[.D6]*[.G6]" office:value-type="currency" office:currency="JPY" office:value="25049.920584">
            <text:p>￥25,0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53814">
            <text:p>0.45053814</text:p>
          </table:table-cell>
          <table:table-cell table:style-name="ce24" table:formula="of:=[.G6]*0.05" office:value-type="float" office:value="0.022526907">
            <text:p>0.0225</text:p>
          </table:table-cell>
          <table:table-cell table:style-name="ce27" table:formula="of:=[.H6]*[.D6]" office:value-type="currency" office:currency="JPY" office:value="1252.4960292">
            <text:p>￥1,252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490.23450825">
            <text:p>￥24,49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502.4061676">
            <text:p>￥95,50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1104">
            <text:p>91,10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1104">
            <text:p>￥91,10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1104">
            <text:p>91104</text:p>
          </table:table-cell>
          <table:table-cell table:style-name="ce23"/>
          <table:table-cell table:style-name="ce26" table:formula="of:=SUM([.I3:.I6])" office:value-type="currency" office:currency="JPY" office:value="4775.12030838">
            <text:p>￥4,77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38784">
            <text:p>0.02038784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800">
            <text:p>￥868,800</text:p>
          </table:table-cell>
          <table:table-cell table:style-name="ce17" table:formula="of:=[.D3]*[.G3]" office:value-type="currency" office:currency="JPY" office:value="22838.875392">
            <text:p>￥22,83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784">
            <text:p>0.02628784</text:p>
          </table:table-cell>
          <table:table-cell table:style-name="ce24" table:formula="of:=[.G3]*0.05" office:value-type="float" office:value="0.001314392">
            <text:p>0.0013</text:p>
          </table:table-cell>
          <table:table-cell table:style-name="ce27" table:formula="of:=[.H3]*[.D3]" office:value-type="currency" office:currency="JPY" office:value="1141.9437696">
            <text:p>￥1,141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5.7482">
            <text:p>585.7482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6.92">
            <text:p>￥36.920</text:p>
          </table:table-cell>
          <table:table-cell table:style-name="ce17" table:formula="of:=[.D4]*([.B4]+[.C4])" office:value-type="currency" office:currency="JPY" office:value="28020.367544">
            <text:p>￥28,0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8.9482">
            <text:p>758.9482</text:p>
          </table:table-cell>
          <table:table-cell table:style-name="ce25" table:formula="of:=[.G4]*0.05" office:value-type="float" office:value="37.94741">
            <text:p>37.9</text:p>
          </table:table-cell>
          <table:table-cell table:style-name="ce27" table:formula="of:=[.H4]*[.D4]" office:value-type="currency" office:currency="JPY" office:value="1401.0183772">
            <text:p>￥1,40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1939">
            <text:p>41.1939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78.4">
            <text:p>￥378.400</text:p>
          </table:table-cell>
          <table:table-cell table:style-name="ce17" table:formula="of:=[.D5]*[.G5]" office:value-type="currency" office:currency="JPY" office:value="19750.17176">
            <text:p>￥19,75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1939">
            <text:p>52.1939</text:p>
          </table:table-cell>
          <table:table-cell table:style-name="ce23" table:formula="of:=[.G5]*0.05" office:value-type="float" office:value="2.609695">
            <text:p>3</text:p>
          </table:table-cell>
          <table:table-cell table:style-name="ce27" table:formula="of:=[.H5]*[.D5]" office:value-type="currency" office:currency="JPY" office:value="987.508588">
            <text:p>￥987.5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888701">
            <text:p>0.34888701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160">
            <text:p>￥55,160</text:p>
          </table:table-cell>
          <table:table-cell table:style-name="ce17" table:formula="of:=[.D6]*[.G6]" office:value-type="currency" office:currency="JPY" office:value="24892.9914716">
            <text:p>￥24,89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128701">
            <text:p>0.45128701</text:p>
          </table:table-cell>
          <table:table-cell table:style-name="ce24" table:formula="of:=[.G6]*0.05" office:value-type="float" office:value="0.0225643505">
            <text:p>0.0226</text:p>
          </table:table-cell>
          <table:table-cell table:style-name="ce27" table:formula="of:=[.H6]*[.D6]" office:value-type="currency" office:currency="JPY" office:value="1244.64957358">
            <text:p>￥1,244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875.6015419">
            <text:p>￥23,876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4924.922458">
            <text:p>￥94,92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5957">
            <text:p>85,95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5957">
            <text:p>￥85,95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957">
            <text:p>85957</text:p>
          </table:table-cell>
          <table:table-cell table:style-name="ce23"/>
          <table:table-cell table:style-name="ce26" table:formula="of:=SUM([.I3:.I6])" office:value-type="currency" office:currency="JPY" office:value="4746.2461229">
            <text:p>￥4,74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628344">
            <text:p>0.02628344</text:p>
          </table:table-cell>
          <table:table-cell table:style-name="ce8"/>
          <table:table-cell table:style-name="ce12" office:value-type="currency" office:currency="JPY" office:value="866975">
            <text:p>￥866,975</text:p>
          </table:table-cell>
          <table:table-cell table:style-name="ce17" table:formula="of:=[.D3]*[.G3]" office:value-type="currency" office:currency="JPY" office:value="22787.085394">
            <text:p>￥22,7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344">
            <text:p>0.02628344</text:p>
          </table:table-cell>
          <table:table-cell table:style-name="ce24" table:formula="of:=[.G3]*0.05" office:value-type="float" office:value="0.001314172">
            <text:p>0.0013</text:p>
          </table:table-cell>
          <table:table-cell table:style-name="ce27" table:formula="of:=[.H3]*[.D3]" office:value-type="currency" office:currency="JPY" office:value="1139.3542697">
            <text:p>￥1,139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93.8943">
            <text:p>593.894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5.1">
            <text:p>￥35.100</text:p>
          </table:table-cell>
          <table:table-cell table:style-name="ce17" table:formula="of:=[.D4]*([.B4]+[.C4])" office:value-type="currency" office:currency="JPY" office:value="26925.00993">
            <text:p>￥26,92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7.0943">
            <text:p>767.0943</text:p>
          </table:table-cell>
          <table:table-cell table:style-name="ce25" table:formula="of:=[.G4]*0.05" office:value-type="float" office:value="38.354715">
            <text:p>38.4</text:p>
          </table:table-cell>
          <table:table-cell table:style-name="ce27" table:formula="of:=[.H4]*[.D4]" office:value-type="currency" office:currency="JPY" office:value="1346.2504965">
            <text:p>￥1,346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0841">
            <text:p>41.084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86.9">
            <text:p>￥386.900</text:p>
          </table:table-cell>
          <table:table-cell table:style-name="ce17" table:formula="of:=[.D5]*[.G5]" office:value-type="currency" office:currency="JPY" office:value="20151.33829">
            <text:p>￥20,151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0841">
            <text:p>52.0841</text:p>
          </table:table-cell>
          <table:table-cell table:style-name="ce23" table:formula="of:=[.G5]*0.05" office:value-type="float" office:value="2.604205">
            <text:p>3</text:p>
          </table:table-cell>
          <table:table-cell table:style-name="ce27" table:formula="of:=[.H5]*[.D5]" office:value-type="currency" office:currency="JPY" office:value="1007.5669145">
            <text:p>￥1,007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5079148">
            <text:p>0.35079148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300">
            <text:p>￥55,300</text:p>
          </table:table-cell>
          <table:table-cell table:style-name="ce17" table:formula="of:=[.D6]*[.G6]" office:value-type="currency" office:currency="JPY" office:value="25061.488844">
            <text:p>￥25,06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19148">
            <text:p>0.45319148</text:p>
          </table:table-cell>
          <table:table-cell table:style-name="ce24" table:formula="of:=[.G6]*0.05" office:value-type="float" office:value="0.022659574">
            <text:p>0.0227</text:p>
          </table:table-cell>
          <table:table-cell table:style-name="ce27" table:formula="of:=[.H6]*[.D6]" office:value-type="currency" office:currency="JPY" office:value="1253.0744422">
            <text:p>￥1,25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731.2306145">
            <text:p>￥23,73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257.7994685">
            <text:p>￥97,25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4948">
            <text:p>74,94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4948">
            <text:p>￥74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948">
            <text:p>74948</text:p>
          </table:table-cell>
          <table:table-cell table:style-name="ce23"/>
          <table:table-cell table:style-name="ce26" table:formula="of:=SUM([.I3:.I6])" office:value-type="currency" office:currency="JPY" office:value="4862.889973425">
            <text:p>￥4,86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3741">
            <text:p>0.0206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92450">
            <text:p>￥892,450</text:p>
          </table:table-cell>
          <table:table-cell table:style-name="ce17" table:formula="of:=[.D3]*[.G3]" office:value-type="currency" office:currency="JPY" office:value="23147.8415545">
            <text:p>￥23,14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741">
            <text:p>0.02593741</text:p>
          </table:table-cell>
          <table:table-cell table:style-name="ce24" table:formula="of:=[.G3]*0.05" office:value-type="float" office:value="0.0012968705">
            <text:p>0.0013</text:p>
          </table:table-cell>
          <table:table-cell table:style-name="ce27" table:formula="of:=[.H3]*[.D3]" office:value-type="currency" office:currency="JPY" office:value="1157.392077725">
            <text:p>￥1,157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1.1442">
            <text:p>651.14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5.9">
            <text:p>￥35.900</text:p>
          </table:table-cell>
          <table:table-cell table:style-name="ce17" table:formula="of:=[.D4]*([.B4]+[.C4])" office:value-type="currency" office:currency="JPY" office:value="28265.65678">
            <text:p>￥28,26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7.3442">
            <text:p>787.3442</text:p>
          </table:table-cell>
          <table:table-cell table:style-name="ce25" table:formula="of:=[.G4]*0.05" office:value-type="float" office:value="39.36721">
            <text:p>39.4</text:p>
          </table:table-cell>
          <table:table-cell table:style-name="ce27" table:formula="of:=[.H4]*[.D4]" office:value-type="currency" office:currency="JPY" office:value="1413.282839">
            <text:p>￥1,413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5484">
            <text:p>39.548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96.9">
            <text:p>￥396.900</text:p>
          </table:table-cell>
          <table:table-cell table:style-name="ce17" table:formula="of:=[.D5]*[.G5]" office:value-type="currency" office:currency="JPY" office:value="20459.55996">
            <text:p>￥20,46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5484">
            <text:p>51.5484</text:p>
          </table:table-cell>
          <table:table-cell table:style-name="ce23" table:formula="of:=[.G5]*0.05" office:value-type="float" office:value="2.57742">
            <text:p>3</text:p>
          </table:table-cell>
          <table:table-cell table:style-name="ce27" table:formula="of:=[.H5]*[.D5]" office:value-type="currency" office:currency="JPY" office:value="1022.977998">
            <text:p>￥1,023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30986">
            <text:p>0.3813098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900">
            <text:p>￥55,900</text:p>
          </table:table-cell>
          <table:table-cell table:style-name="ce17" table:formula="of:=[.D6]*[.G6]" office:value-type="currency" office:currency="JPY" office:value="25384.741174">
            <text:p>￥25,38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10986">
            <text:p>0.45410986</text:p>
          </table:table-cell>
          <table:table-cell table:style-name="ce24" table:formula="of:=[.G6]*0.05" office:value-type="float" office:value="0.022705493">
            <text:p>0.0227</text:p>
          </table:table-cell>
          <table:table-cell table:style-name="ce27" table:formula="of:=[.H6]*[.D6]" office:value-type="currency" office:currency="JPY" office:value="1269.2370587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314.449867125">
            <text:p>￥24,31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632.8351263">
            <text:p>￥90,63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1127">
            <text:p>81,12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1127">
            <text:p>￥81,12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1127">
            <text:p>81127</text:p>
          </table:table-cell>
          <table:table-cell table:style-name="ce23"/>
          <table:table-cell table:style-name="ce26" table:formula="of:=SUM([.I3:.I6])" office:value-type="currency" office:currency="JPY" office:value="4531.641756315">
            <text:p>￥4,532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93741">
            <text:p>0.0209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53010">
            <text:p>￥853,010</text:p>
          </table:table-cell>
          <table:table-cell table:style-name="ce17" table:formula="of:=[.D3]*[.G3]" office:value-type="currency" office:currency="JPY" office:value="22380.7731041">
            <text:p>￥22,38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3741">
            <text:p>0.02623741</text:p>
          </table:table-cell>
          <table:table-cell table:style-name="ce24" table:formula="of:=[.G3]*0.05" office:value-type="float" office:value="0.0013118705">
            <text:p>0.0013</text:p>
          </table:table-cell>
          <table:table-cell table:style-name="ce27" table:formula="of:=[.H3]*[.D3]" office:value-type="currency" office:currency="JPY" office:value="1119.038655205">
            <text:p>￥1,119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0.7541">
            <text:p>650.7541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17">
            <text:p>￥31.170</text:p>
          </table:table-cell>
          <table:table-cell table:style-name="ce17" table:formula="of:=[.D4]*([.B4]+[.C4])" office:value-type="currency" office:currency="JPY" office:value="24529.359297">
            <text:p>￥24,52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9541">
            <text:p>786.9541</text:p>
          </table:table-cell>
          <table:table-cell table:style-name="ce25" table:formula="of:=[.G4]*0.05" office:value-type="float" office:value="39.347705">
            <text:p>39.3</text:p>
          </table:table-cell>
          <table:table-cell table:style-name="ce27" table:formula="of:=[.H4]*[.D4]" office:value-type="currency" office:currency="JPY" office:value="1226.46796485">
            <text:p>￥1,22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8291">
            <text:p>39.829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1.6">
            <text:p>￥381.600</text:p>
          </table:table-cell>
          <table:table-cell table:style-name="ce17" table:formula="of:=[.D5]*[.G5]" office:value-type="currency" office:currency="JPY" office:value="19777.98456">
            <text:p>￥19,77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8291">
            <text:p>51.8291</text:p>
          </table:table-cell>
          <table:table-cell table:style-name="ce23" table:formula="of:=[.G5]*0.05" office:value-type="float" office:value="2.591455">
            <text:p>3</text:p>
          </table:table-cell>
          <table:table-cell table:style-name="ce27" table:formula="of:=[.H5]*[.D5]" office:value-type="currency" office:currency="JPY" office:value="988.899228">
            <text:p>￥988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04227">
            <text:p>0.3810422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2760">
            <text:p>￥52,760</text:p>
          </table:table-cell>
          <table:table-cell table:style-name="ce17" table:formula="of:=[.D6]*[.G6]" office:value-type="currency" office:currency="JPY" office:value="23944.7181652">
            <text:p>￥23,9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84227">
            <text:p>0.45384227</text:p>
          </table:table-cell>
          <table:table-cell table:style-name="ce24" table:formula="of:=[.G6]*0.05" office:value-type="float" office:value="0.0226921135">
            <text:p>0.0227</text:p>
          </table:table-cell>
          <table:table-cell table:style-name="ce27" table:formula="of:=[.H6]*[.D6]" office:value-type="currency" office:currency="JPY" office:value="1197.23590826">
            <text:p>￥1,19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658.208781575">
            <text:p>￥22,65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457.2800121">
            <text:p>￥93,45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0063">
            <text:p>70,06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0063">
            <text:p>￥70,06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0063">
            <text:p>70063</text:p>
          </table:table-cell>
          <table:table-cell table:style-name="ce23"/>
          <table:table-cell table:style-name="ce26" table:formula="of:=SUM([.I3:.I6])" office:value-type="currency" office:currency="JPY" office:value="4672.864000605">
            <text:p>￥4,6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4371">
            <text:p>0.0205437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73510">
            <text:p>￥873,510</text:p>
          </table:table-cell>
          <table:table-cell table:style-name="ce17" table:formula="of:=[.D3]*[.G3]" office:value-type="currency" office:currency="JPY" office:value="22574.7391221">
            <text:p>￥22,575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84371">
            <text:p>0.02584371</text:p>
          </table:table-cell>
          <table:table-cell table:style-name="ce24" table:formula="of:=[.G3]*0.05" office:value-type="float" office:value="0.0012921855">
            <text:p>0.0013</text:p>
          </table:table-cell>
          <table:table-cell table:style-name="ce27" table:formula="of:=[.H3]*[.D3]" office:value-type="currency" office:currency="JPY" office:value="1128.736956105">
            <text:p>￥1,128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0.4075">
            <text:p>650.4075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7">
            <text:p>￥31.700</text:p>
          </table:table-cell>
          <table:table-cell table:style-name="ce17" table:formula="of:=[.D4]*([.B4]+[.C4])" office:value-type="currency" office:currency="JPY" office:value="24935.45775">
            <text:p>￥24,93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6075">
            <text:p>786.6075</text:p>
          </table:table-cell>
          <table:table-cell table:style-name="ce25" table:formula="of:=[.G4]*0.05" office:value-type="float" office:value="39.330375">
            <text:p>39.3</text:p>
          </table:table-cell>
          <table:table-cell table:style-name="ce27" table:formula="of:=[.H4]*[.D4]" office:value-type="currency" office:currency="JPY" office:value="1246.7728875">
            <text:p>￥1,246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2916">
            <text:p>39.291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00.9">
            <text:p>￥400.900</text:p>
          </table:table-cell>
          <table:table-cell table:style-name="ce17" table:formula="of:=[.D5]*[.G5]" office:value-type="currency" office:currency="JPY" office:value="20562.80244">
            <text:p>￥20,5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2916">
            <text:p>51.2916</text:p>
          </table:table-cell>
          <table:table-cell table:style-name="ce23" table:formula="of:=[.G5]*0.05" office:value-type="float" office:value="2.56458">
            <text:p>3</text:p>
          </table:table-cell>
          <table:table-cell table:style-name="ce27" table:formula="of:=[.H5]*[.D5]" office:value-type="currency" office:currency="JPY" office:value="1028.140122">
            <text:p>￥1,028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5048">
            <text:p>0.381504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875">
            <text:p>￥55,875</text:p>
          </table:table-cell>
          <table:table-cell table:style-name="ce17" table:formula="of:=[.D6]*[.G6]" office:value-type="currency" office:currency="JPY" office:value="25384.2807">
            <text:p>￥25,38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3048">
            <text:p>0.4543048</text:p>
          </table:table-cell>
          <table:table-cell table:style-name="ce24" table:formula="of:=[.G6]*0.05" office:value-type="float" office:value="0.02271524">
            <text:p>0.0227</text:p>
          </table:table-cell>
          <table:table-cell table:style-name="ce27" table:formula="of:=[.H6]*[.D6]" office:value-type="currency" office:currency="JPY" office:value="1269.214035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364.320003025">
            <text:p>￥23,36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3512.3363435">
            <text:p>￥83,5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4978">
            <text:p>64,97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4978">
            <text:p>￥64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4978">
            <text:p>64978</text:p>
          </table:table-cell>
          <table:table-cell table:style-name="ce23"/>
          <table:table-cell table:style-name="ce26" table:formula="of:=SUM([.I3:.I6])" office:value-type="currency" office:currency="JPY" office:value="4175.616817175">
            <text:p>￥4,17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23313">
            <text:p>0.0202331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19550">
            <text:p>￥819,550</text:p>
          </table:table-cell>
          <table:table-cell table:style-name="ce17" table:formula="of:=[.D3]*[.G3]" office:value-type="currency" office:currency="JPY" office:value="20925.6766915">
            <text:p>￥20,9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3313">
            <text:p>0.02553313</text:p>
          </table:table-cell>
          <table:table-cell table:style-name="ce24" table:formula="of:=[.G3]*0.05" office:value-type="float" office:value="0.0012766565">
            <text:p>0.0013</text:p>
          </table:table-cell>
          <table:table-cell table:style-name="ce27" table:formula="of:=[.H3]*[.D3]" office:value-type="currency" office:currency="JPY" office:value="1046.283834575">
            <text:p>￥1,046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43.5082">
            <text:p>643.508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7.45">
            <text:p>￥27.450</text:p>
          </table:table-cell>
          <table:table-cell table:style-name="ce17" table:formula="of:=[.D4]*([.B4]+[.C4])" office:value-type="currency" office:currency="JPY" office:value="21402.99009">
            <text:p>￥21,4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9.7082">
            <text:p>779.7082</text:p>
          </table:table-cell>
          <table:table-cell table:style-name="ce25" table:formula="of:=[.G4]*0.05" office:value-type="float" office:value="38.98541">
            <text:p>39.0</text:p>
          </table:table-cell>
          <table:table-cell table:style-name="ce27" table:formula="of:=[.H4]*[.D4]" office:value-type="currency" office:currency="JPY" office:value="1070.1495045">
            <text:p>￥1,070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7563">
            <text:p>38.756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70">
            <text:p>￥370.000</text:p>
          </table:table-cell>
          <table:table-cell table:style-name="ce17" table:formula="of:=[.D5]*[.G5]" office:value-type="currency" office:currency="JPY" office:value="18779.831">
            <text:p>￥18,78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7563">
            <text:p>50.7563</text:p>
          </table:table-cell>
          <table:table-cell table:style-name="ce23" table:formula="of:=[.G5]*0.05" office:value-type="float" office:value="2.537815">
            <text:p>3</text:p>
          </table:table-cell>
          <table:table-cell table:style-name="ce27" table:formula="of:=[.H5]*[.D5]" office:value-type="currency" office:currency="JPY" office:value="938.99155">
            <text:p>￥939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798146">
            <text:p>0.3779814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9700">
            <text:p>￥49,700</text:p>
          </table:table-cell>
          <table:table-cell table:style-name="ce17" table:formula="of:=[.D6]*[.G6]" office:value-type="currency" office:currency="JPY" office:value="22403.838562">
            <text:p>￥22,40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78146">
            <text:p>0.45078146</text:p>
          </table:table-cell>
          <table:table-cell table:style-name="ce24" table:formula="of:=[.G6]*0.05" office:value-type="float" office:value="0.022539073">
            <text:p>0.0225</text:p>
          </table:table-cell>
          <table:table-cell table:style-name="ce27" table:formula="of:=[.H6]*[.D6]" office:value-type="currency" office:currency="JPY" office:value="1120.1919281">
            <text:p>￥1,120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0878.084085875">
            <text:p>￥20,87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815.4643928">
            <text:p>￥75,8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0491">
            <text:p>60,4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0491">
            <text:p>￥60,4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491">
            <text:p>60491</text:p>
          </table:table-cell>
          <table:table-cell table:style-name="ce23"/>
          <table:table-cell table:style-name="ce26" table:formula="of:=SUM([.I3:.I6])" office:value-type="currency" office:currency="JPY" office:value="3790.77321964">
            <text:p>￥3,79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80612">
            <text:p>0.0198061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4320">
            <text:p>￥734,320</text:p>
          </table:table-cell>
          <table:table-cell table:style-name="ce17" table:formula="of:=[.D3]*[.G3]" office:value-type="currency" office:currency="JPY" office:value="18435.9260384">
            <text:p>￥18,43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0612">
            <text:p>0.02510612</text:p>
          </table:table-cell>
          <table:table-cell table:style-name="ce24" table:formula="of:=[.G3]*0.05" office:value-type="float" office:value="0.001255306">
            <text:p>0.0013</text:p>
          </table:table-cell>
          <table:table-cell table:style-name="ce27" table:formula="of:=[.H3]*[.D3]" office:value-type="currency" office:currency="JPY" office:value="921.79630192">
            <text:p>￥921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34.196">
            <text:p>634.196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5">
            <text:p>￥25.150</text:p>
          </table:table-cell>
          <table:table-cell table:style-name="ce17" table:formula="of:=[.D4]*([.B4]+[.C4])" office:value-type="currency" office:currency="JPY" office:value="19375.4594">
            <text:p>￥19,37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0.396">
            <text:p>770.396</text:p>
          </table:table-cell>
          <table:table-cell table:style-name="ce25" table:formula="of:=[.G4]*0.05" office:value-type="float" office:value="38.5198">
            <text:p>38.5</text:p>
          </table:table-cell>
          <table:table-cell table:style-name="ce27" table:formula="of:=[.H4]*[.D4]" office:value-type="currency" office:currency="JPY" office:value="968.77297">
            <text:p>￥968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1878">
            <text:p>38.187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9.9">
            <text:p>￥359.900</text:p>
          </table:table-cell>
          <table:table-cell table:style-name="ce17" table:formula="of:=[.D5]*[.G5]" office:value-type="currency" office:currency="JPY" office:value="18062.58922">
            <text:p>￥18,0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1878">
            <text:p>50.1878</text:p>
          </table:table-cell>
          <table:table-cell table:style-name="ce23" table:formula="of:=[.G5]*0.05" office:value-type="float" office:value="2.50939">
            <text:p>3</text:p>
          </table:table-cell>
          <table:table-cell table:style-name="ce27" table:formula="of:=[.H5]*[.D5]" office:value-type="currency" office:currency="JPY" office:value="903.129461">
            <text:p>￥903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391796">
            <text:p>0.3739179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4640">
            <text:p>￥44,640</text:p>
          </table:table-cell>
          <table:table-cell table:style-name="ce17" table:formula="of:=[.D6]*[.G6]" office:value-type="currency" office:currency="JPY" office:value="19941.4897344">
            <text:p>￥1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671796">
            <text:p>0.44671796</text:p>
          </table:table-cell>
          <table:table-cell table:style-name="ce24" table:formula="of:=[.G6]*0.05" office:value-type="float" office:value="0.022335898">
            <text:p>0.0223</text:p>
          </table:table-cell>
          <table:table-cell table:style-name="ce27" table:formula="of:=[.H6]*[.D6]" office:value-type="currency" office:currency="JPY" office:value="997.07448672">
            <text:p>￥9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953.8660982">
            <text:p>￥18,95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522.458651">
            <text:p>￥72,5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6422">
            <text:p>56,42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6422">
            <text:p>￥56,42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6422">
            <text:p>56422</text:p>
          </table:table-cell>
          <table:table-cell table:style-name="ce23"/>
          <table:table-cell table:style-name="ce26" table:formula="of:=SUM([.I3:.I6])" office:value-type="currency" office:currency="JPY" office:value="3626.12293255">
            <text:p>￥3,62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589">
            <text:p>0.0193589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200">
            <text:p>￥724,200</text:p>
          </table:table-cell>
          <table:table-cell table:style-name="ce17" table:formula="of:=[.D3]*[.G3]" office:value-type="currency" office:currency="JPY" office:value="17857.97538">
            <text:p>￥17,8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589">
            <text:p>0.0246589</text:p>
          </table:table-cell>
          <table:table-cell table:style-name="ce24" table:formula="of:=[.G3]*0.05" office:value-type="float" office:value="0.001232945">
            <text:p>0.0012</text:p>
          </table:table-cell>
          <table:table-cell table:style-name="ce27" table:formula="of:=[.H3]*[.D3]" office:value-type="currency" office:currency="JPY" office:value="892.898769">
            <text:p>￥89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1754">
            <text:p>623.175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38">
            <text:p>￥24.380</text:p>
          </table:table-cell>
          <table:table-cell table:style-name="ce17" table:formula="of:=[.D4]*([.B4]+[.C4])" office:value-type="currency" office:currency="JPY" office:value="18513.572252">
            <text:p>￥18,5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9.3754">
            <text:p>759.3754</text:p>
          </table:table-cell>
          <table:table-cell table:style-name="ce25" table:formula="of:=[.G4]*0.05" office:value-type="float" office:value="37.96877">
            <text:p>38.0</text:p>
          </table:table-cell>
          <table:table-cell table:style-name="ce27" table:formula="of:=[.H4]*[.D4]" office:value-type="currency" office:currency="JPY" office:value="925.6786126">
            <text:p>￥925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5636">
            <text:p>37.563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9">
            <text:p>￥349.000</text:p>
          </table:table-cell>
          <table:table-cell table:style-name="ce17" table:formula="of:=[.D5]*[.G5]" office:value-type="currency" office:currency="JPY" office:value="17297.6964">
            <text:p>￥17,29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5636">
            <text:p>49.5636</text:p>
          </table:table-cell>
          <table:table-cell table:style-name="ce23" table:formula="of:=[.G5]*0.05" office:value-type="float" office:value="2.47818">
            <text:p>2</text:p>
          </table:table-cell>
          <table:table-cell table:style-name="ce27" table:formula="of:=[.H5]*[.D5]" office:value-type="currency" office:currency="JPY" office:value="864.88482">
            <text:p>￥864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743852">
            <text:p>0.3674385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853.214619">
            <text:p>￥18,85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23852">
            <text:p>0.44023852</text:p>
          </table:table-cell>
          <table:table-cell table:style-name="ce24" table:formula="of:=[.G6]*0.05" office:value-type="float" office:value="0.022011926">
            <text:p>0.0220</text:p>
          </table:table-cell>
          <table:table-cell table:style-name="ce27" table:formula="of:=[.H6]*[.D6]" office:value-type="currency" office:currency="JPY" office:value="942.66073095">
            <text:p>￥942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130.61466275">
            <text:p>￥18,13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197.086061">
            <text:p>￥72,19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2472">
            <text:p>52,47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472">
            <text:p>￥52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472">
            <text:p>52472</text:p>
          </table:table-cell>
          <table:table-cell table:style-name="ce23"/>
          <table:table-cell table:style-name="ce26" table:formula="of:=SUM([.I3:.I6])" office:value-type="currency" office:currency="JPY" office:value="3609.85430305">
            <text:p>￥3,61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8351">
            <text:p>0.0193835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000">
            <text:p>￥724,000</text:p>
          </table:table-cell>
          <table:table-cell table:style-name="ce17" table:formula="of:=[.D3]*[.G3]" office:value-type="currency" office:currency="JPY" office:value="17870.86124">
            <text:p>￥17,87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8351">
            <text:p>0.02468351</text:p>
          </table:table-cell>
          <table:table-cell table:style-name="ce24" table:formula="of:=[.G3]*0.05" office:value-type="float" office:value="0.0012341755">
            <text:p>0.0012</text:p>
          </table:table-cell>
          <table:table-cell table:style-name="ce27" table:formula="of:=[.H3]*[.D3]" office:value-type="currency" office:currency="JPY" office:value="893.543062">
            <text:p>￥89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5.188">
            <text:p>625.18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195">
            <text:p>￥24.195</text:p>
          </table:table-cell>
          <table:table-cell table:style-name="ce17" table:formula="of:=[.D4]*([.B4]+[.C4])" office:value-type="currency" office:currency="JPY" office:value="18421.78266">
            <text:p>￥18,4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388">
            <text:p>761.388</text:p>
          </table:table-cell>
          <table:table-cell table:style-name="ce25" table:formula="of:=[.G4]*0.05" office:value-type="float" office:value="38.0694">
            <text:p>38.1</text:p>
          </table:table-cell>
          <table:table-cell table:style-name="ce27" table:formula="of:=[.H4]*[.D4]" office:value-type="currency" office:currency="JPY" office:value="921.089133">
            <text:p>￥921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8343">
            <text:p>37.834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7.6">
            <text:p>￥347.600</text:p>
          </table:table-cell>
          <table:table-cell table:style-name="ce17" table:formula="of:=[.D5]*[.G5]" office:value-type="currency" office:currency="JPY" office:value="17322.40268">
            <text:p>￥17,3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8343">
            <text:p>49.8343</text:p>
          </table:table-cell>
          <table:table-cell table:style-name="ce23" table:formula="of:=[.G5]*0.05" office:value-type="float" office:value="2.491715">
            <text:p>2</text:p>
          </table:table-cell>
          <table:table-cell table:style-name="ce27" table:formula="of:=[.H5]*[.D5]" office:value-type="currency" office:currency="JPY" office:value="866.120134">
            <text:p>￥866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7861">
            <text:p>0.36857861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100">
            <text:p>￥42,100</text:p>
          </table:table-cell>
          <table:table-cell table:style-name="ce17" table:formula="of:=[.D6]*[.G6]" office:value-type="currency" office:currency="JPY" office:value="18582.039481">
            <text:p>￥18,58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7861">
            <text:p>0.44137861</text:p>
          </table:table-cell>
          <table:table-cell table:style-name="ce24" table:formula="of:=[.G6]*0.05" office:value-type="float" office:value="0.0220689305">
            <text:p>0.0221</text:p>
          </table:table-cell>
          <table:table-cell table:style-name="ce27" table:formula="of:=[.H6]*[.D6]" office:value-type="currency" office:currency="JPY" office:value="929.10197405">
            <text:p>￥929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049.27151525">
            <text:p>￥18,04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859.8860038">
            <text:p>￥73,86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8534">
            <text:p>48,53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8534">
            <text:p>￥48,53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8534">
            <text:p>48534</text:p>
          </table:table-cell>
          <table:table-cell table:style-name="ce23"/>
          <table:table-cell table:style-name="ce26" table:formula="of:=SUM([.I3:.I6])" office:value-type="currency" office:currency="JPY" office:value="3692.99430019">
            <text:p>￥3,69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7763">
            <text:p>0.019377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6545">
            <text:p>￥756,545</text:p>
          </table:table-cell>
          <table:table-cell table:style-name="ce17" table:formula="of:=[.D3]*[.G3]" office:value-type="currency" office:currency="JPY" office:value="18669.73758835">
            <text:p>￥18,67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7763">
            <text:p>0.02467763</text:p>
          </table:table-cell>
          <table:table-cell table:style-name="ce24" table:formula="of:=[.G3]*0.05" office:value-type="float" office:value="0.0012338815">
            <text:p>0.0012</text:p>
          </table:table-cell>
          <table:table-cell table:style-name="ce27" table:formula="of:=[.H3]*[.D3]" office:value-type="currency" office:currency="JPY" office:value="933.4868794175">
            <text:p>￥93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4.8028">
            <text:p>624.802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569">
            <text:p>￥24.569</text:p>
          </table:table-cell>
          <table:table-cell table:style-name="ce17" table:formula="of:=[.D4]*([.B4]+[.C4])" office:value-type="currency" office:currency="JPY" office:value="18697.0777932">
            <text:p>￥18,69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0028">
            <text:p>761.0028</text:p>
          </table:table-cell>
          <table:table-cell table:style-name="ce25" table:formula="of:=[.G4]*0.05" office:value-type="float" office:value="38.05014">
            <text:p>38.1</text:p>
          </table:table-cell>
          <table:table-cell table:style-name="ce27" table:formula="of:=[.H4]*[.D4]" office:value-type="currency" office:currency="JPY" office:value="934.85388966">
            <text:p>￥934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0921">
            <text:p>38.09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1.2">
            <text:p>￥351.200</text:p>
          </table:table-cell>
          <table:table-cell table:style-name="ce17" table:formula="of:=[.D5]*[.G5]" office:value-type="currency" office:currency="JPY" office:value="17592.34552">
            <text:p>￥17,59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921">
            <text:p>50.0921</text:p>
          </table:table-cell>
          <table:table-cell table:style-name="ce23" table:formula="of:=[.G5]*0.05" office:value-type="float" office:value="2.504605">
            <text:p>3</text:p>
          </table:table-cell>
          <table:table-cell table:style-name="ce27" table:formula="of:=[.H5]*[.D5]" office:value-type="currency" office:currency="JPY" office:value="879.617276">
            <text:p>￥879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4793">
            <text:p>0.36854793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900.72510225">
            <text:p>￥18,90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4793">
            <text:p>0.44134793</text:p>
          </table:table-cell>
          <table:table-cell table:style-name="ce24" table:formula="of:=[.G6]*0.05" office:value-type="float" office:value="0.0220673965">
            <text:p>0.0221</text:p>
          </table:table-cell>
          <table:table-cell table:style-name="ce27" table:formula="of:=[.H6]*[.D6]" office:value-type="currency" office:currency="JPY" office:value="945.0362551125">
            <text:p>￥945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464.97150095">
            <text:p>￥18,465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1937.6655681">
            <text:p>￥71,93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4530">
            <text:p>44,53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4530">
            <text:p>￥44,5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4530">
            <text:p>44530</text:p>
          </table:table-cell>
          <table:table-cell table:style-name="ce23"/>
          <table:table-cell table:style-name="ce26" table:formula="of:=SUM([.I3:.I6])" office:value-type="currency" office:currency="JPY" office:value="3596.883278405">
            <text:p>￥3,59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3245">
            <text:p>0.01933245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3500">
            <text:p>￥733,500</text:p>
          </table:table-cell>
          <table:table-cell table:style-name="ce17" table:formula="of:=[.D3]*[.G3]" office:value-type="currency" office:currency="JPY" office:value="18067.902075">
            <text:p>￥18,0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3245">
            <text:p>0.02463245</text:p>
          </table:table-cell>
          <table:table-cell table:style-name="ce24" table:formula="of:=[.G3]*0.05" office:value-type="float" office:value="0.0012316225">
            <text:p>0.0012</text:p>
          </table:table-cell>
          <table:table-cell table:style-name="ce27" table:formula="of:=[.H3]*[.D3]" office:value-type="currency" office:currency="JPY" office:value="903.39510375">
            <text:p>￥90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23.8969">
            <text:p>623.896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799">
            <text:p>￥23.799</text:p>
          </table:table-cell>
          <table:table-cell table:style-name="ce17" table:formula="of:=[.D4]*([.B4]+[.C4])" office:value-type="currency" office:currency="JPY" office:value="18089.5461231">
            <text:p>￥18,09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0969">
            <text:p>760.0969</text:p>
          </table:table-cell>
          <table:table-cell table:style-name="ce25" table:formula="of:=[.G4]*0.05" office:value-type="float" office:value="38.004845">
            <text:p>38.0</text:p>
          </table:table-cell>
          <table:table-cell table:style-name="ce27" table:formula="of:=[.H4]*[.D4]" office:value-type="currency" office:currency="JPY" office:value="904.477306155">
            <text:p>￥904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8.3358">
            <text:p>38.335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2">
            <text:p>￥352.000</text:p>
          </table:table-cell>
          <table:table-cell table:style-name="ce17" table:formula="of:=[.D5]*[.G5]" office:value-type="currency" office:currency="JPY" office:value="17718.2016">
            <text:p>￥17,7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3358">
            <text:p>50.3358</text:p>
          </table:table-cell>
          <table:table-cell table:style-name="ce23" table:formula="of:=[.G5]*0.05" office:value-type="float" office:value="2.51679">
            <text:p>3</text:p>
          </table:table-cell>
          <table:table-cell table:style-name="ce27" table:formula="of:=[.H5]*[.D5]" office:value-type="currency" office:currency="JPY" office:value="885.91008">
            <text:p>￥885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73697">
            <text:p>0.3677369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000">
            <text:p>￥41,000</text:p>
          </table:table-cell>
          <table:table-cell table:style-name="ce17" table:formula="of:=[.D6]*[.G6]" office:value-type="currency" office:currency="JPY" office:value="18062.01577">
            <text:p>￥18,06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53697">
            <text:p>0.44053697</text:p>
          </table:table-cell>
          <table:table-cell table:style-name="ce24" table:formula="of:=[.G6]*0.05" office:value-type="float" office:value="0.0220268485">
            <text:p>0.0220</text:p>
          </table:table-cell>
          <table:table-cell table:style-name="ce27" table:formula="of:=[.H6]*[.D6]" office:value-type="currency" office:currency="JPY" office:value="903.1007885">
            <text:p>￥90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7984.416392025">
            <text:p>￥17,98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158.5597861">
            <text:p>￥70,15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0638">
            <text:p>40,63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38">
            <text:p>￥40,6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38">
            <text:p>40638</text:p>
          </table:table-cell>
          <table:table-cell table:style-name="ce23"/>
          <table:table-cell table:style-name="ce26" table:formula="of:=SUM([.I3:.I6])" office:value-type="currency" office:currency="JPY" office:value="3507.927989305">
            <text:p>￥3,50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1293">
            <text:p>0.0193129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2745">
            <text:p>￥712,745</text:p>
          </table:table-cell>
          <table:table-cell table:style-name="ce17" table:formula="of:=[.D3]*[.G3]" office:value-type="currency" office:currency="JPY" office:value="17542.74279285">
            <text:p>￥17,54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1293">
            <text:p>0.02461293</text:p>
          </table:table-cell>
          <table:table-cell table:style-name="ce24" table:formula="of:=[.G3]*0.05" office:value-type="float" office:value="0.0012306465">
            <text:p>0.0012</text:p>
          </table:table-cell>
          <table:table-cell table:style-name="ce27" table:formula="of:=[.H3]*[.D3]" office:value-type="currency" office:currency="JPY" office:value="877.1371396425">
            <text:p>￥877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24.0324">
            <text:p>624.032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07">
            <text:p>￥23.070</text:p>
          </table:table-cell>
          <table:table-cell table:style-name="ce17" table:formula="of:=[.D4]*([.B4]+[.C4])" office:value-type="currency" office:currency="JPY" office:value="17538.561468">
            <text:p>￥17,53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2324">
            <text:p>760.2324</text:p>
          </table:table-cell>
          <table:table-cell table:style-name="ce23" table:formula="of:=[.G4]*0.05" office:value-type="float" office:value="38.01162">
            <text:p>38</text:p>
          </table:table-cell>
          <table:table-cell table:style-name="ce27" table:formula="of:=[.H4]*[.D4]" office:value-type="currency" office:currency="JPY" office:value="876.9280734">
            <text:p>￥876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8.6104">
            <text:p>38.610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6.5">
            <text:p>￥346.500</text:p>
          </table:table-cell>
          <table:table-cell table:style-name="ce17" table:formula="of:=[.D5]*[.G5]" office:value-type="currency" office:currency="JPY" office:value="17536.5036">
            <text:p>￥17,53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6104">
            <text:p>50.6104</text:p>
          </table:table-cell>
          <table:table-cell table:style-name="ce23" table:formula="of:=[.G5]*0.05" office:value-type="float" office:value="2.53052">
            <text:p>3</text:p>
          </table:table-cell>
          <table:table-cell table:style-name="ce27" table:formula="of:=[.H5]*[.D5]" office:value-type="currency" office:currency="JPY" office:value="876.82518">
            <text:p>￥876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86705">
            <text:p>0.367867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39805">
            <text:p>￥39,805</text:p>
          </table:table-cell>
          <table:table-cell table:style-name="ce17" table:formula="of:=[.D6]*[.G6]" office:value-type="currency" office:currency="JPY" office:value="17540.75192525">
            <text:p>￥17,5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66705">
            <text:p>0.44066705</text:p>
          </table:table-cell>
          <table:table-cell table:style-name="ce24" table:formula="of:=[.G6]*0.05" office:value-type="float" office:value="0.0220333525">
            <text:p>0.0220</text:p>
          </table:table-cell>
          <table:table-cell table:style-name="ce27" table:formula="of:=[.H6]*[.D6]" office:value-type="currency" office:currency="JPY" office:value="877.0375962625">
            <text:p>￥877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7539.639946525">
            <text:p>￥17,54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446.20321">
            <text:p>￥70,446</text:p>
          </table:table-cell>
          <table:table-cell table:style-name="ce6" office:value-type="string">
            <text:p>除←資産→含</text:p>
          </table:table-cell>
          <table:table-cell table:style-name="ce32" table:formula="of:=SUM([.$E2:.$E6])+[.G7]" office:value-type="currency" office:currency="JPY" office:value="106982.20321">
            <text:p>￥106,982</text:p>
          </table:table-cell>
          <table:table-cell table:style-name="ce1" office:value-type="string">
            <text:p>資産</text:p>
          </table:table-cell>
          <table:table-cell table:style-name="ce35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6536">
            <text:p>36,5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6536">
            <text:p>￥36,5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3"/>
          <table:table-cell table:formula="of:=[.B2]+[.C2]" office:value-type="float" office:value="36536">
            <text:p>365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7196">
            <text:p>0.01927196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7000">
            <text:p>￥717,000</text:p>
          </table:table-cell>
          <table:table-cell table:style-name="ce17" table:formula="of:=[.D3]*[.H3]" office:value-type="currency" office:currency="JPY" office:value="17618.09532">
            <text:p>￥17,618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7196">
            <text:p>0.02457196</text:p>
          </table:table-cell>
          <table:table-cell table:style-name="ce24" table:formula="of:=[.H3]*0.05" office:value-type="float" office:value="0.001228598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9.9042">
            <text:p>629.90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">
            <text:p>￥23.000</text:p>
          </table:table-cell>
          <table:table-cell table:style-name="ce17" table:formula="of:=[.D4]*([.B4]+[.C4])" office:value-type="currency" office:currency="JPY" office:value="17620.3966">
            <text:p>￥17,62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66.1042">
            <text:p>766.1042</text:p>
          </table:table-cell>
          <table:table-cell table:style-name="ce36" table:formula="of:=[.H4]*0.05" office:value-type="float" office:value="38.30521">
            <text:p>38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7621">
            <text:p>39.76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0">
            <text:p>￥340.000</text:p>
          </table:table-cell>
          <table:table-cell table:style-name="ce17" table:formula="of:=[.D5]*[.H5]" office:value-type="currency" office:currency="JPY" office:value="17599.114">
            <text:p>￥17,59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1.7621">
            <text:p>51.7621</text:p>
          </table:table-cell>
          <table:table-cell table:style-name="ce23" table:formula="of:=[.H5]*0.05" office:value-type="float" office:value="2.58810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198018">
            <text:p>0.3619801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0500">
            <text:p>￥40,500</text:p>
          </table:table-cell>
          <table:table-cell table:style-name="ce17" table:formula="of:=[.D6]*[.H6]" office:value-type="currency" office:currency="JPY" office:value="17608.59729">
            <text:p>￥17,609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3478018">
            <text:p>0.43478018</text:p>
          </table:table-cell>
          <table:table-cell table:style-name="ce24" table:formula="of:=[.H6]*0.05" office:value-type="float" office:value="0.021739009">
            <text:p>0.021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7611.5508025">
            <text:p>￥17,612</text:p>
          </table:table-cell>
          <table:table-cell table:style-name="ce20" table:formula="of:=[.$E7]-([.$E8]-[.$E$2])/4" office:value-type="currency" office:currency="JPY" office:value="17745.5508025">
            <text:p>￥17,746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30" office:value-type="currency" office:currency="JPY" office:value="36000">
            <text:p>￥36,000</text:p>
          </table:table-cell>
          <table:table-cell table:style-name="ce31" office:value-type="currency" office:currency="JPY" office:value="17674">
            <text:p>￥17,674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-55.9046799999996">
            <text:p>-￥56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-53.6034">
            <text:p>-￥54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-74.8860000000022">
            <text:p>-￥75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-65.4027100000021">
            <text:p>-￥6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4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4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538.951002">
            <text:p>￥75,539</text:p>
          </table:table-cell>
          <table:table-cell table:style-name="ce6" office:value-type="string">
            <text:p>除←資産→含</text:p>
          </table:table-cell>
          <table:table-cell table:style-name="ce32" table:formula="of:=SUM([.$E2:.$E6])+[.G7]" office:value-type="currency" office:currency="JPY" office:value="106885.951002">
            <text:p>￥106,886</text:p>
          </table:table-cell>
          <table:table-cell table:style-name="ce1" office:value-type="string">
            <text:p>資産</text:p>
          </table:table-cell>
          <table:table-cell table:style-name="ce35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1347">
            <text:p>31,34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1347">
            <text:p>￥31,347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3"/>
          <table:table-cell table:formula="of:=[.B2]+[.C2]" office:value-type="float" office:value="31347">
            <text:p>31347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5162">
            <text:p>0.0195516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60000">
            <text:p>￥760,000</text:p>
          </table:table-cell>
          <table:table-cell table:style-name="ce17" table:formula="of:=[.D3]*[.H3]" office:value-type="currency" office:currency="JPY" office:value="18887.2312">
            <text:p>￥18,887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85162">
            <text:p>0.02485162</text:p>
          </table:table-cell>
          <table:table-cell table:style-name="ce24" table:formula="of:=[.H3]*0.05" office:value-type="float" office:value="0.001242581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16.0063">
            <text:p>616.0063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">
            <text:p>￥25.100</text:p>
          </table:table-cell>
          <table:table-cell table:style-name="ce17" table:formula="of:=[.D4]*([.B4]+[.C4])" office:value-type="currency" office:currency="JPY" office:value="18880.37813">
            <text:p>￥18,88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2.2063">
            <text:p>752.2063</text:p>
          </table:table-cell>
          <table:table-cell table:style-name="ce36" table:formula="of:=[.H4]*0.05" office:value-type="float" office:value="37.610315">
            <text:p>37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2356">
            <text:p>42.235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8.5">
            <text:p>￥348.500</text:p>
          </table:table-cell>
          <table:table-cell table:style-name="ce17" table:formula="of:=[.D5]*[.H5]" office:value-type="currency" office:currency="JPY" office:value="18901.1066">
            <text:p>￥18,90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4.2356">
            <text:p>54.2356</text:p>
          </table:table-cell>
          <table:table-cell table:style-name="ce23" table:formula="of:=[.H5]*0.05" office:value-type="float" office:value="2.71178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081142">
            <text:p>0.380811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600">
            <text:p>￥41,600</text:p>
          </table:table-cell>
          <table:table-cell table:style-name="ce17" table:formula="of:=[.D6]*[.H6]" office:value-type="currency" office:currency="JPY" office:value="18870.235072">
            <text:p>￥18,87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361142">
            <text:p>0.45361142</text:p>
          </table:table-cell>
          <table:table-cell table:style-name="ce24" table:formula="of:=[.H6]*0.05" office:value-type="float" office:value="0.022680571">
            <text:p>0.022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884.7377505">
            <text:p>￥18,885</text:p>
          </table:table-cell>
          <table:table-cell table:style-name="ce20" table:formula="of:=[.$E7]-([.$E8]-[.$E$2])/4" office:value-type="currency" office:currency="JPY" office:value="18721.4877505">
            <text:p>￥18,72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30" office:value-type="currency" office:currency="JPY" office:value="32000">
            <text:p>￥32,000</text:p>
          </table:table-cell>
          <table:table-cell table:style-name="ce31" office:value-type="currency" office:currency="JPY" office:value="18808">
            <text:p>￥18,808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9.2311999999984">
            <text:p>￥79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72.378130000001">
            <text:p>￥72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3.1065999999992">
            <text:p>￥93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62.2350719999995">
            <text:p>￥62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4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4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9804.1835757">
            <text:p>￥79,804</text:p>
          </table:table-cell>
          <table:table-cell table:style-name="ce6" office:value-type="string">
            <text:p>除←資産→含</text:p>
          </table:table-cell>
          <table:table-cell table:style-name="ce32" table:formula="of:=SUM([.$E2:.$E6])+[.G7]" office:value-type="currency" office:currency="JPY" office:value="107405.1835757">
            <text:p>￥107,405</text:p>
          </table:table-cell>
          <table:table-cell table:style-name="ce1" office:value-type="string">
            <text:p>資産</text:p>
          </table:table-cell>
          <table:table-cell table:style-name="ce35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7601">
            <text:p>27,6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7601">
            <text:p>￥27,60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3"/>
          <table:table-cell table:formula="of:=[.B2]+[.C2]" office:value-type="float" office:value="27601">
            <text:p>2760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06363">
            <text:p>0.020063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86700">
            <text:p>￥786,700</text:p>
          </table:table-cell>
          <table:table-cell table:style-name="ce17" table:formula="of:=[.D3]*[.H3]" office:value-type="currency" office:currency="JPY" office:value="19953.567721">
            <text:p>￥19,95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536363">
            <text:p>0.02536363</text:p>
          </table:table-cell>
          <table:table-cell table:style-name="ce24" table:formula="of:=[.H3]*0.05" office:value-type="float" office:value="0.0012681815">
            <text:p>0.001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2044">
            <text:p>623.204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6.269">
            <text:p>￥26.269</text:p>
          </table:table-cell>
          <table:table-cell table:style-name="ce17" table:formula="of:=[.D4]*([.B4]+[.C4])" office:value-type="currency" office:currency="JPY" office:value="19948.7941836">
            <text:p>￥19,949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9.4044">
            <text:p>759.4044</text:p>
          </table:table-cell>
          <table:table-cell table:style-name="ce36" table:formula="of:=[.H4]*0.05" office:value-type="float" office:value="37.97022">
            <text:p>38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015">
            <text:p>40.5015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0">
            <text:p>￥380.000</text:p>
          </table:table-cell>
          <table:table-cell table:style-name="ce17" table:formula="of:=[.D5]*[.H5]" office:value-type="currency" office:currency="JPY" office:value="19950.57">
            <text:p>￥19,95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2.5015">
            <text:p>52.5015</text:p>
          </table:table-cell>
          <table:table-cell table:style-name="ce23" table:formula="of:=[.H5]*0.05" office:value-type="float" office:value="2.62507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632442">
            <text:p>0.386324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3455">
            <text:p>￥43,455</text:p>
          </table:table-cell>
          <table:table-cell table:style-name="ce17" table:formula="of:=[.D6]*[.H6]" office:value-type="currency" office:currency="JPY" office:value="19951.2516711">
            <text:p>￥19,951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912442">
            <text:p>0.45912442</text:p>
          </table:table-cell>
          <table:table-cell table:style-name="ce24" table:formula="of:=[.H6]*0.05" office:value-type="float" office:value="0.022956221">
            <text:p>0.023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9951.045893925">
            <text:p>￥19,951</text:p>
          </table:table-cell>
          <table:table-cell table:style-name="ce20" table:formula="of:=[.$E7]-([.$E8]-[.$E$2])/4" office:value-type="currency" office:currency="JPY" office:value="19851.295893925">
            <text:p>￥19,85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30" office:value-type="currency" office:currency="JPY" office:value="28000">
            <text:p>￥28,000</text:p>
          </table:table-cell>
          <table:table-cell table:style-name="ce31" office:value-type="currency" office:currency="JPY" office:value="19853">
            <text:p>￥19,853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100.567720999999">
            <text:p>￥101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95.7941835999955">
            <text:p>￥96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7.5699999999997">
            <text:p>￥98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98.2516710999989">
            <text:p>￥98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4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4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981.69169865">
            <text:p>￥73,982</text:p>
          </table:table-cell>
          <table:table-cell table:style-name="ce6" office:value-type="string">
            <text:p>除←資産→含</text:p>
          </table:table-cell>
          <table:table-cell table:style-name="ce32" table:formula="of:=SUM([.$E2:.$E6])+[.G7]" office:value-type="currency" office:currency="JPY" office:value="97617.69169865">
            <text:p>￥97,618</text:p>
          </table:table-cell>
          <table:table-cell table:style-name="ce1" office:value-type="string">
            <text:p>資産</text:p>
          </table:table-cell>
          <table:table-cell table:style-name="ce35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3636">
            <text:p>23,6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3636">
            <text:p>￥23,6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3"/>
          <table:table-cell table:formula="of:=[.B2]+[.C2]" office:value-type="float" office:value="23636">
            <text:p>236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25081">
            <text:p>0.0192508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3290">
            <text:p>￥753,290</text:p>
          </table:table-cell>
          <table:table-cell table:style-name="ce17" table:formula="of:=[.D3]*[.H3]" office:value-type="currency" office:currency="JPY" office:value="18493.8796649">
            <text:p>￥18,49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5081">
            <text:p>0.02455081</text:p>
          </table:table-cell>
          <table:table-cell table:style-name="ce24" table:formula="of:=[.H3]*0.05" office:value-type="float" office:value="0.0012275405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49.739">
            <text:p>649.73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5">
            <text:p>￥23.500</text:p>
          </table:table-cell>
          <table:table-cell table:style-name="ce17" table:formula="of:=[.D4]*([.B4]+[.C4])" office:value-type="currency" office:currency="JPY" office:value="18469.5665">
            <text:p>￥18,47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85.939">
            <text:p>785.939</text:p>
          </table:table-cell>
          <table:table-cell table:style-name="ce36" table:formula="of:=[.H4]*0.05" office:value-type="float" office:value="39.29695">
            <text:p>39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5647">
            <text:p>41.5647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5.8">
            <text:p>￥345.800</text:p>
          </table:table-cell>
          <table:table-cell table:style-name="ce17" table:formula="of:=[.D5]*[.H5]" office:value-type="currency" office:currency="JPY" office:value="18522.67326">
            <text:p>￥18,523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3.5647">
            <text:p>53.5647</text:p>
          </table:table-cell>
          <table:table-cell table:style-name="ce23" table:formula="of:=[.H5]*0.05" office:value-type="float" office:value="2.67823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83305">
            <text:p>0.367833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975">
            <text:p>￥41,975</text:p>
          </table:table-cell>
          <table:table-cell table:style-name="ce17" table:formula="of:=[.D6]*[.H6]" office:value-type="currency" office:currency="JPY" office:value="18495.57227375">
            <text:p>￥18,49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4063305">
            <text:p>0.44063305</text:p>
          </table:table-cell>
          <table:table-cell table:style-name="ce24" table:formula="of:=[.H6]*0.05" office:value-type="float" office:value="0.0220316525">
            <text:p>0.022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8495.4229246625">
            <text:p>￥18,495</text:p>
          </table:table-cell>
          <table:table-cell table:style-name="ce20" table:formula="of:=[.$E7]-([.$E8]-[.$E$2])/4" office:value-type="currency" office:currency="JPY" office:value="18404.4229246625">
            <text:p>￥18,404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3">
          <table:table-cell table:number-columns-repeated="4"/>
          <table:table-cell table:style-name="ce30" office:value-type="currency" office:currency="JPY" office:value="24000">
            <text:p>￥24,000</text:p>
          </table:table-cell>
          <table:table-cell table:style-name="ce31" office:value-type="currency" office:currency="JPY" office:value="18421">
            <text:p>￥18,421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2.8796648999996">
            <text:p>￥73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4]-[.F$8]" office:value-type="currency" office:currency="JPY" office:value="48.5665000000008">
            <text:p>￥49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5]-[.F$8]" office:value-type="currency" office:currency="JPY" office:value="101.67326">
            <text:p>￥102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6]-[.F$8]" office:value-type="currency" office:currency="JPY" office:value="74.57227375">
            <text:p>￥7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4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4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9">2018/05/19</text:date>, <text:time>22:33:5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5-19T22:33:57</dc:date>
    <dc:creator>鈴木 豊樹</dc:creator>
    <meta:editing-duration>P1DT21H1M10S</meta:editing-duration>
    <meta:editing-cycles>164</meta:editing-cycles>
    <meta:generator>OpenOffice/4.1.5$Unix OpenOffice.org_project/415m1$Build-9789</meta:generator>
    <meta:document-statistic meta:table-count="44" meta:cell-count="2648" meta:object-count="0"/>
  </office:meta>
</office:document-meta>
</file>